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047in" fo:break-before="auto" style:use-optimal-row-height="false"/>
    </style:style>
    <style:style style:name="ro3" style:family="table-row">
      <style:table-row-properties style:row-height="0.65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Недела 1" table:style-name="ta1">
        <table:shapes>
          <draw:frame draw:z-index="0" draw:style-name="gr1" draw:text-style-name="P1" svg:width="3.2343in" svg:height="2.302in" svg:x="11.1551in" svg:y="4.3685in">
            <draw:object draw:notify-on-update-of-ranges="'Недела 1'.B12:'Недела 1'.H12 'Недела 1'.A13:'Недела 1'.A13 'Недела 1'.B13:'Недела 1'.H13 'Недела 1'.A14:'Недела 1'.A14 'Недела 1'.B14:'Недела 1'.H14 'Недела 1'.A15:'Недела 1'.A15 'Недела 1'.B15:'Недела 1'.H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7846in" svg:height="3.2205in" svg:x="10.5197in" svg:y="0.739in">
            <draw:object draw:notify-on-update-of-ranges="'Недела 1'.A19:'Недела 1'.A21 'Недела 1'.I18:'Недела 1'.I18 'Недела 1'.I19:'Недела 1'.I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9476in" svg:height="2.6248in" svg:x="6.6606in" svg:y="9.7366in">
            <draw:object draw:notify-on-update-of-ranges="'Недела 1'.B24:'Недела 1'.H24 'Недела 1'.A31:'Недела 1'.A31 'Недела 1'.B31:'Недела 1'.H31 'Недела 1'.A30:'Недела 1'.A30 'Недела 1'.B30:'Недела 1'.H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0744in" svg:height="2.448in" svg:x="11.2047in" svg:y="6.9016in">
            <draw:object draw:notify-on-update-of-ranges="'Недела 1'.B35:'Недела 1'.H35 'Недела 1'.A39:'Недела 1'.A39 'Недела 1'.B39:'Недела 1'.H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421in" svg:height="2.6299in" svg:x="0.2343in" svg:y="9.7417in">
            <draw:object draw:notify-on-update-of-ranges="'Недела 1'.B24:'Недела 1'.H24 'Недела 1'.A26:'Недела 1'.A26 'Недела 1'.B26:'Недела 1'.H26 'Недела 1'.A25:'Недела 1'.A25 'Недела 1'.B25:'Недела 1'.H25 'Недела 1'.A32:'Недела 1'.A32 'Недела 1'.B32:'Недела 1'.H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Досие за Исхрана</text:p>
          </table:table-cell>
          <table:table-cell table:style-name="Default"/>
          <table:table-cell table:style-name="ce6" office:value-type="string" calcext:value-type="string">
            <text:p>ОД</text:p>
          </table:table-cell>
          <table:table-cell table:style-name="Default"/>
          <table:table-cell table:style-name="ce6" office:value-type="string" calcext:value-type="string">
            <text:p>ДО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2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3"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3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4" table:number-columns-repeated="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Калори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3:.B15])" office:value-type="float" office:value="0" calcext:value-type="float">
            <text:p>0</text:p>
          </table:table-cell>
          <table:table-cell table:formula="of:=SUM([.C13:.C15])" office:value-type="float" office:value="0" calcext:value-type="float">
            <text:p>0</text:p>
          </table:table-cell>
          <table:table-cell table:formula="of:=SUM([.D13:.D15])" office:value-type="float" office:value="0" calcext:value-type="float">
            <text:p>0</text:p>
          </table:table-cell>
          <table:table-cell table:formula="of:=SUM([.E13:.E15])" office:value-type="float" office:value="0" calcext:value-type="float">
            <text:p>0</text:p>
          </table:table-cell>
          <table:table-cell table:formula="of:=SUM([.F13:.F15])" office:value-type="float" office:value="0" calcext:value-type="float">
            <text:p>0</text:p>
          </table:table-cell>
          <table:table-cell table:formula="of:=SUM([.G13:.G15])" office:value-type="float" office:value="0" calcext:value-type="float">
            <text:p>0</text:p>
          </table:table-cell>
          <table:table-cell table:formula="of:=SUM([.H13:.H15])" office:value-type="float" office:value="0" calcext:value-type="float">
            <text:p>0</text:p>
          </table:table-cell>
          <table:table-cell table:formula="of:=SUM([.B16:.H1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Макро елемент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Јаглехидрати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Масти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ротеини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9:.B21])" office:value-type="float" office:value="0" calcext:value-type="float">
            <text:p>0</text:p>
          </table:table-cell>
          <table:table-cell table:formula="of:=SUM([.C19:.C21])" office:value-type="float" office:value="0" calcext:value-type="float">
            <text:p>0</text:p>
          </table:table-cell>
          <table:table-cell table:formula="of:=SUM([.D19:.D21])" office:value-type="float" office:value="0" calcext:value-type="float">
            <text:p>0</text:p>
          </table:table-cell>
          <table:table-cell table:formula="of:=SUM([.E19:.E21])" office:value-type="float" office:value="0" calcext:value-type="float">
            <text:p>0</text:p>
          </table:table-cell>
          <table:table-cell table:formula="of:=SUM([.F19:.F21])" office:value-type="float" office:value="0" calcext:value-type="float">
            <text:p>0</text:p>
          </table:table-cell>
          <table:table-cell table:formula="of:=SUM([.G19:.G21])" office:value-type="float" office:value="0" calcext:value-type="float">
            <text:p>0</text:p>
          </table:table-cell>
          <table:table-cell table:formula="of:=SUM([.H19:.H21])" office:value-type="float" office:value="0" calcext:value-type="float">
            <text:p>0</text:p>
          </table:table-cell>
          <table:table-cell table:formula="of:=SUM([.B22:.H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/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 office:value-type="string" calcext:value-type="string">
            <text:p>Вкупно/Просек</text:p>
          </table:table-cell>
          <table:table-cell/>
        </table:table-row>
        <table:table-row table:style-name="ro1">
          <table:table-cell office:value-type="string" calcext:value-type="string">
            <text:p>BMI инд</text:p>
          </table:table-cell>
          <table:table-cell table:number-columns-repeated="7"/>
          <table:table-cell table:formula="of:=AVERAGE([.B25:.H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F инд</text:p>
          </table:table-cell>
          <table:table-cell table:number-columns-repeated="7"/>
          <table:table-cell table:formula="of:=AVERAGE([.B26:.H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МR</text:p>
          </table:table-cell>
          <table:table-cell table:number-columns-repeated="7"/>
          <table:table-cell table:formula="of:=AVERAGE([.B27:.H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несени калории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SUM([.B28:.H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Намалени калории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азлика</text:p>
          </table:table-cell>
          <table:table-cell table:formula="of:=[.B28]-[.B29]" office:value-type="float" office:value="0" calcext:value-type="float">
            <text:p>0</text:p>
          </table:table-cell>
          <table:table-cell table:formula="of:=[.C28]-[.C29]" office:value-type="float" office:value="0" calcext:value-type="float">
            <text:p>0</text:p>
          </table:table-cell>
          <table:table-cell table:formula="of:=[.D28]-[.D29]" office:value-type="float" office:value="0" calcext:value-type="float">
            <text:p>0</text:p>
          </table:table-cell>
          <table:table-cell table:formula="of:=[.E28]-[.E29]" office:value-type="float" office:value="0" calcext:value-type="float">
            <text:p>0</text:p>
          </table:table-cell>
          <table:table-cell table:formula="of:=[.F28]-[.F29]" office:value-type="float" office:value="0" calcext:value-type="float">
            <text:p>0</text:p>
          </table:table-cell>
          <table:table-cell table:formula="of:=[.G28]-[.G29]" office:value-type="float" office:value="0" calcext:value-type="float">
            <text:p>0</text:p>
          </table:table-cell>
          <table:table-cell table:formula="of:=[.H28]-[.H29]" office:value-type="float" office:value="0" calcext:value-type="float">
            <text:p>0</text:p>
          </table:table-cell>
          <table:table-cell table:formula="of:=SUM([.B30:.H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ода (мл)</text:p>
          </table:table-cell>
          <table:table-cell table:number-columns-repeated="7"/>
          <table:table-cell table:formula="of:=AVERAGE([.B31:.H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Килажа (кг)</text:p>
          </table:table-cell>
          <table:table-cell table:number-columns-repeated="7"/>
          <table:table-cell table:formula="of:=AVERAGE([.B32:.H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исина (цм)</text:p>
          </table:table-cell>
          <table:table-cell table:number-columns-repeated="7"/>
          <table:table-cell table:formula="of:=AVERAGE([.B33:.H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Просек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реме без оброк</text:p>
          </table:table-cell>
          <table:table-cell table:number-columns-repeated="7"/>
          <table:table-cell table:formula="of:=AVERAGE([.B39:.H39])" office:value-type="string" office:string-value="" calcext:value-type="error">
            <text:p>#DIV/0!</text:p>
          </table:table-cell>
          <table:table-cell/>
        </table:table-row>
      </table:table>
      <table:table table:name="Недела 2" table:style-name="ta1">
        <table:shapes>
          <draw:frame draw:z-index="0" draw:style-name="gr1" draw:text-style-name="P1" svg:width="3.2343in" svg:height="2.302in" svg:x="11.1551in" svg:y="4.3685in">
            <draw:object draw:notify-on-update-of-ranges="'Недела 2'.B12:'Недела 2'.H12 'Недела 2'.A13:'Недела 2'.A13 'Недела 2'.B13:'Недела 2'.H13 'Недела 2'.A14:'Недела 2'.A14 'Недела 2'.B14:'Недела 2'.H14 'Недела 2'.A15:'Недела 2'.A15 'Недела 2'.B15:'Недела 2'.H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3.7846in" svg:height="3.2205in" svg:x="10.5197in" svg:y="0.739in">
            <draw:object draw:notify-on-update-of-ranges="'Недела 2'.A19:'Недела 2'.A21 'Недела 2'.I18:'Недела 2'.I18 'Недела 2'.I19:'Недела 2'.I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9476in" svg:height="2.6248in" svg:x="6.6606in" svg:y="9.7366in">
            <draw:object draw:notify-on-update-of-ranges="'Недела 2'.B24:'Недела 2'.H24 'Недела 2'.A31:'Недела 2'.A31 'Недела 2'.B31:'Недела 2'.H31 'Недела 2'.A30:'Недела 2'.A30 'Недела 2'.B30:'Недела 2'.H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3.0744in" svg:height="2.448in" svg:x="11.2047in" svg:y="6.9016in">
            <draw:object draw:notify-on-update-of-ranges="'Недела 2'.B35:'Недела 2'.H35 'Недела 2'.A39:'Недела 2'.A39 'Недела 2'.B39:'Недела 2'.H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6.2421in" svg:height="2.6299in" svg:x="0.2343in" svg:y="9.7417in">
            <draw:object draw:notify-on-update-of-ranges="'Недела 2'.B24:'Недела 2'.H24 'Недела 2'.A26:'Недела 2'.A26 'Недела 2'.B26:'Недела 2'.H26 'Недела 2'.A25:'Недела 2'.A25 'Недела 2'.B25:'Недела 2'.H25 'Недела 2'.A32:'Недела 2'.A32 'Недела 2'.B32:'Недела 2'.H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Досие за Исхрана</text:p>
          </table:table-cell>
          <table:table-cell table:style-name="Default"/>
          <table:table-cell table:style-name="ce6" office:value-type="string" calcext:value-type="string">
            <text:p>ОД</text:p>
          </table:table-cell>
          <table:table-cell table:style-name="Default"/>
          <table:table-cell table:style-name="ce6" office:value-type="string" calcext:value-type="string">
            <text:p>ДО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2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3"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3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4" table:number-columns-repeated="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Калори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3:.B15])" office:value-type="float" office:value="0" calcext:value-type="float">
            <text:p>0</text:p>
          </table:table-cell>
          <table:table-cell table:formula="of:=SUM([.C13:.C15])" office:value-type="float" office:value="0" calcext:value-type="float">
            <text:p>0</text:p>
          </table:table-cell>
          <table:table-cell table:formula="of:=SUM([.D13:.D15])" office:value-type="float" office:value="0" calcext:value-type="float">
            <text:p>0</text:p>
          </table:table-cell>
          <table:table-cell table:formula="of:=SUM([.E13:.E15])" office:value-type="float" office:value="0" calcext:value-type="float">
            <text:p>0</text:p>
          </table:table-cell>
          <table:table-cell table:formula="of:=SUM([.F13:.F15])" office:value-type="float" office:value="0" calcext:value-type="float">
            <text:p>0</text:p>
          </table:table-cell>
          <table:table-cell table:formula="of:=SUM([.G13:.G15])" office:value-type="float" office:value="0" calcext:value-type="float">
            <text:p>0</text:p>
          </table:table-cell>
          <table:table-cell table:formula="of:=SUM([.H13:.H15])" office:value-type="float" office:value="0" calcext:value-type="float">
            <text:p>0</text:p>
          </table:table-cell>
          <table:table-cell table:formula="of:=SUM([.B16:.H1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Макро елемент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Јаглехидрати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Масти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ротеини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9:.B21])" office:value-type="float" office:value="0" calcext:value-type="float">
            <text:p>0</text:p>
          </table:table-cell>
          <table:table-cell table:formula="of:=SUM([.C19:.C21])" office:value-type="float" office:value="0" calcext:value-type="float">
            <text:p>0</text:p>
          </table:table-cell>
          <table:table-cell table:formula="of:=SUM([.D19:.D21])" office:value-type="float" office:value="0" calcext:value-type="float">
            <text:p>0</text:p>
          </table:table-cell>
          <table:table-cell table:formula="of:=SUM([.E19:.E21])" office:value-type="float" office:value="0" calcext:value-type="float">
            <text:p>0</text:p>
          </table:table-cell>
          <table:table-cell table:formula="of:=SUM([.F19:.F21])" office:value-type="float" office:value="0" calcext:value-type="float">
            <text:p>0</text:p>
          </table:table-cell>
          <table:table-cell table:formula="of:=SUM([.G19:.G21])" office:value-type="float" office:value="0" calcext:value-type="float">
            <text:p>0</text:p>
          </table:table-cell>
          <table:table-cell table:formula="of:=SUM([.H19:.H21])" office:value-type="float" office:value="0" calcext:value-type="float">
            <text:p>0</text:p>
          </table:table-cell>
          <table:table-cell table:formula="of:=SUM([.B22:.H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/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 office:value-type="string" calcext:value-type="string">
            <text:p>Вкупно/Просек</text:p>
          </table:table-cell>
          <table:table-cell/>
        </table:table-row>
        <table:table-row table:style-name="ro1">
          <table:table-cell office:value-type="string" calcext:value-type="string">
            <text:p>BMI инд</text:p>
          </table:table-cell>
          <table:table-cell table:number-columns-repeated="7"/>
          <table:table-cell table:formula="of:=AVERAGE([.B25:.H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F инд</text:p>
          </table:table-cell>
          <table:table-cell table:number-columns-repeated="7"/>
          <table:table-cell table:formula="of:=AVERAGE([.B26:.H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МR</text:p>
          </table:table-cell>
          <table:table-cell table:number-columns-repeated="7"/>
          <table:table-cell table:formula="of:=AVERAGE([.B27:.H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несени калории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SUM([.B28:.H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Намалени калории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азлика</text:p>
          </table:table-cell>
          <table:table-cell table:formula="of:=[.B28]-[.B29]" office:value-type="float" office:value="0" calcext:value-type="float">
            <text:p>0</text:p>
          </table:table-cell>
          <table:table-cell table:formula="of:=[.C28]-[.C29]" office:value-type="float" office:value="0" calcext:value-type="float">
            <text:p>0</text:p>
          </table:table-cell>
          <table:table-cell table:formula="of:=[.D28]-[.D29]" office:value-type="float" office:value="0" calcext:value-type="float">
            <text:p>0</text:p>
          </table:table-cell>
          <table:table-cell table:formula="of:=[.E28]-[.E29]" office:value-type="float" office:value="0" calcext:value-type="float">
            <text:p>0</text:p>
          </table:table-cell>
          <table:table-cell table:formula="of:=[.F28]-[.F29]" office:value-type="float" office:value="0" calcext:value-type="float">
            <text:p>0</text:p>
          </table:table-cell>
          <table:table-cell table:formula="of:=[.G28]-[.G29]" office:value-type="float" office:value="0" calcext:value-type="float">
            <text:p>0</text:p>
          </table:table-cell>
          <table:table-cell table:formula="of:=[.H28]-[.H29]" office:value-type="float" office:value="0" calcext:value-type="float">
            <text:p>0</text:p>
          </table:table-cell>
          <table:table-cell table:formula="of:=SUM([.B30:.H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ода (мл)</text:p>
          </table:table-cell>
          <table:table-cell table:number-columns-repeated="7"/>
          <table:table-cell table:formula="of:=AVERAGE([.B31:.H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Килажа (кг)</text:p>
          </table:table-cell>
          <table:table-cell table:number-columns-repeated="7"/>
          <table:table-cell table:formula="of:=AVERAGE([.B32:.H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исина (цм)</text:p>
          </table:table-cell>
          <table:table-cell table:number-columns-repeated="7"/>
          <table:table-cell table:formula="of:=AVERAGE([.B33:.H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Просек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реме без оброк</text:p>
          </table:table-cell>
          <table:table-cell table:number-columns-repeated="7"/>
          <table:table-cell table:formula="of:=AVERAGE([.B39:.H39])" office:value-type="string" office:string-value="" calcext:value-type="error">
            <text:p>#DIV/0!</text:p>
          </table:table-cell>
          <table:table-cell/>
        </table:table-row>
      </table:table>
      <table:table table:name="Недела 3" table:style-name="ta1">
        <table:shapes>
          <draw:frame draw:z-index="0" draw:style-name="gr1" draw:text-style-name="P1" svg:width="3.2343in" svg:height="2.302in" svg:x="11.1551in" svg:y="4.3685in">
            <draw:object draw:notify-on-update-of-ranges="'Недела 3'.B12:'Недела 3'.H12 'Недела 3'.A13:'Недела 3'.A13 'Недела 3'.B13:'Недела 3'.H13 'Недела 3'.A14:'Недела 3'.A14 'Недела 3'.B14:'Недела 3'.H14 'Недела 3'.A15:'Недела 3'.A15 'Недела 3'.B15:'Недела 3'.H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3.7846in" svg:height="3.2205in" svg:x="10.5197in" svg:y="0.739in">
            <draw:object draw:notify-on-update-of-ranges="'Недела 3'.A19:'Недела 3'.A21 'Недела 3'.I18:'Недела 3'.I18 'Недела 3'.I19:'Недела 3'.I2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9476in" svg:height="2.6248in" svg:x="6.6606in" svg:y="9.7366in">
            <draw:object draw:notify-on-update-of-ranges="'Недела 3'.B24:'Недела 3'.H24 'Недела 3'.A31:'Недела 3'.A31 'Недела 3'.B31:'Недела 3'.H31 'Недела 3'.A30:'Недела 3'.A30 'Недела 3'.B30:'Недела 3'.H3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3.0744in" svg:height="2.448in" svg:x="11.2047in" svg:y="6.9016in">
            <draw:object draw:notify-on-update-of-ranges="'Недела 3'.B35:'Недела 3'.H35 'Недела 3'.A39:'Недела 3'.A39 'Недела 3'.B39:'Недела 3'.H3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6.2421in" svg:height="2.6299in" svg:x="0.2343in" svg:y="9.7417in">
            <draw:object draw:notify-on-update-of-ranges="'Недела 3'.B24:'Недела 3'.H24 'Недела 3'.A26:'Недела 3'.A26 'Недела 3'.B26:'Недела 3'.H26 'Недела 3'.A25:'Недела 3'.A25 'Недела 3'.B25:'Недела 3'.H25 'Недела 3'.A32:'Недела 3'.A32 'Недела 3'.B32:'Недела 3'.H3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Досие за Исхрана</text:p>
          </table:table-cell>
          <table:table-cell table:style-name="Default"/>
          <table:table-cell table:style-name="ce6" office:value-type="string" calcext:value-type="string">
            <text:p>ОД</text:p>
          </table:table-cell>
          <table:table-cell table:style-name="Default"/>
          <table:table-cell table:style-name="ce6" office:value-type="string" calcext:value-type="string">
            <text:p>ДО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2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3"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3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4" table:number-columns-repeated="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Калори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3:.B15])" office:value-type="float" office:value="0" calcext:value-type="float">
            <text:p>0</text:p>
          </table:table-cell>
          <table:table-cell table:formula="of:=SUM([.C13:.C15])" office:value-type="float" office:value="0" calcext:value-type="float">
            <text:p>0</text:p>
          </table:table-cell>
          <table:table-cell table:formula="of:=SUM([.D13:.D15])" office:value-type="float" office:value="0" calcext:value-type="float">
            <text:p>0</text:p>
          </table:table-cell>
          <table:table-cell table:formula="of:=SUM([.E13:.E15])" office:value-type="float" office:value="0" calcext:value-type="float">
            <text:p>0</text:p>
          </table:table-cell>
          <table:table-cell table:formula="of:=SUM([.F13:.F15])" office:value-type="float" office:value="0" calcext:value-type="float">
            <text:p>0</text:p>
          </table:table-cell>
          <table:table-cell table:formula="of:=SUM([.G13:.G15])" office:value-type="float" office:value="0" calcext:value-type="float">
            <text:p>0</text:p>
          </table:table-cell>
          <table:table-cell table:formula="of:=SUM([.H13:.H15])" office:value-type="float" office:value="0" calcext:value-type="float">
            <text:p>0</text:p>
          </table:table-cell>
          <table:table-cell table:formula="of:=SUM([.B16:.H1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Макро елемент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Јаглехидрати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Масти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ротеини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9:.B21])" office:value-type="float" office:value="0" calcext:value-type="float">
            <text:p>0</text:p>
          </table:table-cell>
          <table:table-cell table:formula="of:=SUM([.C19:.C21])" office:value-type="float" office:value="0" calcext:value-type="float">
            <text:p>0</text:p>
          </table:table-cell>
          <table:table-cell table:formula="of:=SUM([.D19:.D21])" office:value-type="float" office:value="0" calcext:value-type="float">
            <text:p>0</text:p>
          </table:table-cell>
          <table:table-cell table:formula="of:=SUM([.E19:.E21])" office:value-type="float" office:value="0" calcext:value-type="float">
            <text:p>0</text:p>
          </table:table-cell>
          <table:table-cell table:formula="of:=SUM([.F19:.F21])" office:value-type="float" office:value="0" calcext:value-type="float">
            <text:p>0</text:p>
          </table:table-cell>
          <table:table-cell table:formula="of:=SUM([.G19:.G21])" office:value-type="float" office:value="0" calcext:value-type="float">
            <text:p>0</text:p>
          </table:table-cell>
          <table:table-cell table:formula="of:=SUM([.H19:.H21])" office:value-type="float" office:value="0" calcext:value-type="float">
            <text:p>0</text:p>
          </table:table-cell>
          <table:table-cell table:formula="of:=SUM([.B22:.H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/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 office:value-type="string" calcext:value-type="string">
            <text:p>Вкупно/Просек</text:p>
          </table:table-cell>
          <table:table-cell/>
        </table:table-row>
        <table:table-row table:style-name="ro1">
          <table:table-cell office:value-type="string" calcext:value-type="string">
            <text:p>BMI инд</text:p>
          </table:table-cell>
          <table:table-cell table:number-columns-repeated="7"/>
          <table:table-cell table:formula="of:=AVERAGE([.B25:.H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F инд</text:p>
          </table:table-cell>
          <table:table-cell table:number-columns-repeated="7"/>
          <table:table-cell table:formula="of:=AVERAGE([.B26:.H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МR</text:p>
          </table:table-cell>
          <table:table-cell table:number-columns-repeated="7"/>
          <table:table-cell table:formula="of:=AVERAGE([.B27:.H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несени калории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SUM([.B28:.H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Намалени калории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азлика</text:p>
          </table:table-cell>
          <table:table-cell table:formula="of:=[.B28]-[.B29]" office:value-type="float" office:value="0" calcext:value-type="float">
            <text:p>0</text:p>
          </table:table-cell>
          <table:table-cell table:formula="of:=[.C28]-[.C29]" office:value-type="float" office:value="0" calcext:value-type="float">
            <text:p>0</text:p>
          </table:table-cell>
          <table:table-cell table:formula="of:=[.D28]-[.D29]" office:value-type="float" office:value="0" calcext:value-type="float">
            <text:p>0</text:p>
          </table:table-cell>
          <table:table-cell table:formula="of:=[.E28]-[.E29]" office:value-type="float" office:value="0" calcext:value-type="float">
            <text:p>0</text:p>
          </table:table-cell>
          <table:table-cell table:formula="of:=[.F28]-[.F29]" office:value-type="float" office:value="0" calcext:value-type="float">
            <text:p>0</text:p>
          </table:table-cell>
          <table:table-cell table:formula="of:=[.G28]-[.G29]" office:value-type="float" office:value="0" calcext:value-type="float">
            <text:p>0</text:p>
          </table:table-cell>
          <table:table-cell table:formula="of:=[.H28]-[.H29]" office:value-type="float" office:value="0" calcext:value-type="float">
            <text:p>0</text:p>
          </table:table-cell>
          <table:table-cell table:formula="of:=SUM([.B30:.H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ода (мл)</text:p>
          </table:table-cell>
          <table:table-cell table:number-columns-repeated="7"/>
          <table:table-cell table:formula="of:=AVERAGE([.B31:.H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Килажа (кг)</text:p>
          </table:table-cell>
          <table:table-cell table:number-columns-repeated="7"/>
          <table:table-cell table:formula="of:=AVERAGE([.B32:.H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исина (цм)</text:p>
          </table:table-cell>
          <table:table-cell table:number-columns-repeated="7"/>
          <table:table-cell table:formula="of:=AVERAGE([.B33:.H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Просек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реме без оброк</text:p>
          </table:table-cell>
          <table:table-cell table:number-columns-repeated="7"/>
          <table:table-cell table:formula="of:=AVERAGE([.B39:.H39])" office:value-type="string" office:string-value="" calcext:value-type="error">
            <text:p>#DIV/0!</text:p>
          </table:table-cell>
          <table:table-cell/>
        </table:table-row>
      </table:table>
      <table:table table:name="Недела 4" table:style-name="ta1">
        <table:shapes>
          <draw:frame draw:z-index="0" draw:style-name="gr1" draw:text-style-name="P1" svg:width="3.2343in" svg:height="2.302in" svg:x="11.1551in" svg:y="4.3685in">
            <draw:object draw:notify-on-update-of-ranges="'Недела 4'.B12:'Недела 4'.H12 'Недела 4'.A13:'Недела 4'.A13 'Недела 4'.B13:'Недела 4'.H13 'Недела 4'.A14:'Недела 4'.A14 'Недела 4'.B14:'Недела 4'.H14 'Недела 4'.A15:'Недела 4'.A15 'Недела 4'.B15:'Недела 4'.H1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3.7846in" svg:height="3.2205in" svg:x="10.5197in" svg:y="0.739in">
            <draw:object draw:notify-on-update-of-ranges="'Недела 4'.A19:'Недела 4'.A21 'Недела 4'.I18:'Недела 4'.I18 'Недела 4'.I19:'Недела 4'.I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6.9476in" svg:height="2.6248in" svg:x="6.6606in" svg:y="9.7366in">
            <draw:object draw:notify-on-update-of-ranges="'Недела 4'.B24:'Недела 4'.H24 'Недела 4'.A31:'Недела 4'.A31 'Недела 4'.B31:'Недела 4'.H31 'Недела 4'.A30:'Недела 4'.A30 'Недела 4'.B30:'Недела 4'.H3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3.0744in" svg:height="2.448in" svg:x="11.2047in" svg:y="6.9016in">
            <draw:object draw:notify-on-update-of-ranges="'Недела 4'.B35:'Недела 4'.H35 'Недела 4'.A39:'Недела 4'.A39 'Недела 4'.B39:'Недела 4'.H3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6.2421in" svg:height="2.6299in" svg:x="0.2343in" svg:y="9.7417in">
            <draw:object draw:notify-on-update-of-ranges="'Недела 4'.B24:'Недела 4'.H24 'Недела 4'.A26:'Недела 4'.A26 'Недела 4'.B26:'Недела 4'.H26 'Недела 4'.A25:'Недела 4'.A25 'Недела 4'.B25:'Недела 4'.H25 'Недела 4'.A32:'Недела 4'.A32 'Недела 4'.B32:'Недела 4'.H3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Досие за Исхрана</text:p>
          </table:table-cell>
          <table:table-cell table:style-name="Default"/>
          <table:table-cell table:style-name="ce6" office:value-type="string" calcext:value-type="string">
            <text:p>ОД</text:p>
          </table:table-cell>
          <table:table-cell table:style-name="Default"/>
          <table:table-cell table:style-name="ce6" office:value-type="string" calcext:value-type="string">
            <text:p>ДО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2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3"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office:value-type="string" calcext:value-type="string">
            <text:p>Состојки</text:p>
          </table:table-cell>
          <table:table-cell table:style-name="ce3" table:number-columns-repeated="7"/>
          <table:table-cell table:style-name="Default"/>
          <table:table-cell table:style-name="ce5"/>
        </table:table-row>
        <table:table-row table:style-name="ro3">
          <table:table-cell office:value-type="string" calcext:value-type="string">
            <text:p>Подготовка</text:p>
          </table:table-cell>
          <table:table-cell table:style-name="ce4" table:number-columns-repeated="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Калори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3:.B15])" office:value-type="float" office:value="0" calcext:value-type="float">
            <text:p>0</text:p>
          </table:table-cell>
          <table:table-cell table:formula="of:=SUM([.C13:.C15])" office:value-type="float" office:value="0" calcext:value-type="float">
            <text:p>0</text:p>
          </table:table-cell>
          <table:table-cell table:formula="of:=SUM([.D13:.D15])" office:value-type="float" office:value="0" calcext:value-type="float">
            <text:p>0</text:p>
          </table:table-cell>
          <table:table-cell table:formula="of:=SUM([.E13:.E15])" office:value-type="float" office:value="0" calcext:value-type="float">
            <text:p>0</text:p>
          </table:table-cell>
          <table:table-cell table:formula="of:=SUM([.F13:.F15])" office:value-type="float" office:value="0" calcext:value-type="float">
            <text:p>0</text:p>
          </table:table-cell>
          <table:table-cell table:formula="of:=SUM([.G13:.G15])" office:value-type="float" office:value="0" calcext:value-type="float">
            <text:p>0</text:p>
          </table:table-cell>
          <table:table-cell table:formula="of:=SUM([.H13:.H15])" office:value-type="float" office:value="0" calcext:value-type="float">
            <text:p>0</text:p>
          </table:table-cell>
          <table:table-cell table:formula="of:=SUM([.B16:.H1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Макро елементи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Вкупно</text:p>
          </table:table-cell>
          <table:table-cell/>
        </table:table-row>
        <table:table-row table:style-name="ro1">
          <table:table-cell office:value-type="string" calcext:value-type="string">
            <text:p>Јаглехидрати</text:p>
          </table:table-cell>
          <table:table-cell table:number-columns-repeated="7"/>
          <table:table-cell table:formula="of:=SUM([.B19:.H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Масти</text:p>
          </table:table-cell>
          <table:table-cell table:number-columns-repeated="7"/>
          <table:table-cell table:formula="of:=SUM([.B20:.H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Протеини</text:p>
          </table:table-cell>
          <table:table-cell table:number-columns-repeated="7"/>
          <table:table-cell table:formula="of:=SUM([.B21:.H2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SUM([.B19:.B21])" office:value-type="float" office:value="0" calcext:value-type="float">
            <text:p>0</text:p>
          </table:table-cell>
          <table:table-cell table:formula="of:=SUM([.C19:.C21])" office:value-type="float" office:value="0" calcext:value-type="float">
            <text:p>0</text:p>
          </table:table-cell>
          <table:table-cell table:formula="of:=SUM([.D19:.D21])" office:value-type="float" office:value="0" calcext:value-type="float">
            <text:p>0</text:p>
          </table:table-cell>
          <table:table-cell table:formula="of:=SUM([.E19:.E21])" office:value-type="float" office:value="0" calcext:value-type="float">
            <text:p>0</text:p>
          </table:table-cell>
          <table:table-cell table:formula="of:=SUM([.F19:.F21])" office:value-type="float" office:value="0" calcext:value-type="float">
            <text:p>0</text:p>
          </table:table-cell>
          <table:table-cell table:formula="of:=SUM([.G19:.G21])" office:value-type="float" office:value="0" calcext:value-type="float">
            <text:p>0</text:p>
          </table:table-cell>
          <table:table-cell table:formula="of:=SUM([.H19:.H21])" office:value-type="float" office:value="0" calcext:value-type="float">
            <text:p>0</text:p>
          </table:table-cell>
          <table:table-cell table:formula="of:=SUM([.B22:.H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/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Default" office:value-type="string" calcext:value-type="string">
            <text:p>Вкупно/Просек</text:p>
          </table:table-cell>
          <table:table-cell/>
        </table:table-row>
        <table:table-row table:style-name="ro1">
          <table:table-cell office:value-type="string" calcext:value-type="string">
            <text:p>BMI инд</text:p>
          </table:table-cell>
          <table:table-cell table:number-columns-repeated="7"/>
          <table:table-cell table:formula="of:=AVERAGE([.B25:.H25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BF инд</text:p>
          </table:table-cell>
          <table:table-cell table:number-columns-repeated="7"/>
          <table:table-cell table:formula="of:=AVERAGE([.B26:.H2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МR</text:p>
          </table:table-cell>
          <table:table-cell table:number-columns-repeated="7"/>
          <table:table-cell table:formula="of:=AVERAGE([.B27:.H2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несени калории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0" calcext:value-type="float">
            <text:p>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SUM([.B28:.H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Намалени калории</text:p>
          </table:table-cell>
          <table:table-cell table:number-columns-repeated="7"/>
          <table:table-cell table:formula="of:=SUM([.B29:.H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Разлика</text:p>
          </table:table-cell>
          <table:table-cell table:formula="of:=[.B28]-[.B29]" office:value-type="float" office:value="0" calcext:value-type="float">
            <text:p>0</text:p>
          </table:table-cell>
          <table:table-cell table:formula="of:=[.C28]-[.C29]" office:value-type="float" office:value="0" calcext:value-type="float">
            <text:p>0</text:p>
          </table:table-cell>
          <table:table-cell table:formula="of:=[.D28]-[.D29]" office:value-type="float" office:value="0" calcext:value-type="float">
            <text:p>0</text:p>
          </table:table-cell>
          <table:table-cell table:formula="of:=[.E28]-[.E29]" office:value-type="float" office:value="0" calcext:value-type="float">
            <text:p>0</text:p>
          </table:table-cell>
          <table:table-cell table:formula="of:=[.F28]-[.F29]" office:value-type="float" office:value="0" calcext:value-type="float">
            <text:p>0</text:p>
          </table:table-cell>
          <table:table-cell table:formula="of:=[.G28]-[.G29]" office:value-type="float" office:value="0" calcext:value-type="float">
            <text:p>0</text:p>
          </table:table-cell>
          <table:table-cell table:formula="of:=[.H28]-[.H29]" office:value-type="float" office:value="0" calcext:value-type="float">
            <text:p>0</text:p>
          </table:table-cell>
          <table:table-cell table:formula="of:=SUM([.B30:.H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Вода (мл)</text:p>
          </table:table-cell>
          <table:table-cell table:number-columns-repeated="7"/>
          <table:table-cell table:formula="of:=AVERAGE([.B31:.H3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Килажа (кг)</text:p>
          </table:table-cell>
          <table:table-cell table:number-columns-repeated="7"/>
          <table:table-cell table:formula="of:=AVERAGE([.B32:.H3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Висина (цм)</text:p>
          </table:table-cell>
          <table:table-cell table:number-columns-repeated="7"/>
          <table:table-cell table:formula="of:=AVERAGE([.B33:.H3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5" table:number-columns-repeated="8"/>
          <table:table-cell/>
        </table:table-row>
        <table:table-row table:style-name="ro1">
          <table:table-cell office:value-type="string" calcext:value-type="string">
            <text:p>Оброк</text:p>
          </table:table-cell>
          <table:table-cell table:style-name="Default" office:value-type="string" calcext:value-type="string">
            <text:p>Пон</text:p>
          </table:table-cell>
          <table:table-cell table:style-name="Default" office:value-type="string" calcext:value-type="string">
            <text:p>Вто</text:p>
          </table:table-cell>
          <table:table-cell table:style-name="Default" office:value-type="string" calcext:value-type="string">
            <text:p>Сре</text:p>
          </table:table-cell>
          <table:table-cell table:style-name="Default" office:value-type="string" calcext:value-type="string">
            <text:p>Чет</text:p>
          </table:table-cell>
          <table:table-cell table:style-name="Default" office:value-type="string" calcext:value-type="string">
            <text:p>Пет</text:p>
          </table:table-cell>
          <table:table-cell table:style-name="Default" office:value-type="string" calcext:value-type="string">
            <text:p>Саб</text:p>
          </table:table-cell>
          <table:table-cell table:style-name="Default" office:value-type="string" calcext:value-type="string">
            <text:p>Нед</text:p>
          </table:table-cell>
          <table:table-cell table:style-name="ce7" office:value-type="string" calcext:value-type="string">
            <text:p>Просек</text:p>
          </table:table-cell>
          <table:table-cell/>
        </table:table-row>
        <table:table-row table:style-name="ro1">
          <table:table-cell office:value-type="string" calcext:value-type="string">
            <text:p>Појадо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Ручек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ечера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Време без оброк</text:p>
          </table:table-cell>
          <table:table-cell table:number-columns-repeated="7"/>
          <table:table-cell table:formula="of:=AVERAGE([.B39:.H39])" office:value-type="string" office:string-value="" calcext:value-type="error">
            <text:p>#DIV/0!</text:p>
          </table:table-cell>
          <table:table-cell/>
        </table:table-row>
      </table:table>
      <table:table table:name="Месечен Просек" table:style-name="ta1">
        <table:shapes>
          <draw:frame draw:z-index="0" draw:style-name="gr1" draw:text-style-name="P1" svg:width="5.2457in" svg:height="2.6354in" svg:x="6.676in" svg:y="0.3866in">
            <draw:object draw:notify-on-update-of-ranges="'Месечен Просек'.A9:'Месечен Просек'.A9 'Месечен Просек'.B9:'Месечен Просек'.F9 'Месечен Просек'.A10:'Месечен Просек'.A10 'Месечен Просек'.B10:'Месечен Просек'.F10 'Месечен Просек'.A11:'Месечен Просек'.A11 'Месечен Просек'.B11:'Месечен Просек'.F11 'Месечен Просек'.A12:'Месечен Просек'.A12 'Месечен Просек'.B12:'Месечен Просек'.F1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5.5197in" svg:height="1.4953in" svg:x="0.2917in" svg:y="4.6433in">
            <draw:object draw:notify-on-update-of-ranges="'Месечен Просек'.A15:'Месечен Просек'.A15 'Месечен Просек'.B15:'Месечен Просек'.E15 'Месечен Просек'.A21:'Месечен Просек'.A21 'Месечен Просек'.B21:'Месечен Просек'.E21 'Месечен Просек'.A22:'Месечен Просек'.A22 'Месечен Просек'.B22:'Месечен Просек'.E2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5.2669in" svg:height="2.7079in" svg:x="6.7429in" svg:y="3.211in">
            <draw:object draw:notify-on-update-of-ranges="'Месечен Просек'.A15:'Месечен Просек'.A15 'Месечен Просек'.B15:'Месечен Просек'.E15 'Месечен Просек'.A16:'Месечен Просек'.A16 'Месечен Просек'.B16:'Месечен Просек'.E16 'Месечен Просек'.A17:'Месечен Просек'.A17 'Месечен Просек'.B17:'Месечен Просек'.E17 'Месечен Просек'.A23:'Месечен Просек'.A23 'Месечен Просек'.B23:'Месечен Просек'.E2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default-cell-style-name="Default"/>
        <table:table-column table:style-name="co4" table:number-columns-repeated="4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Досие за исхрана</text:p>
          </table:table-cell>
          <table:table-cell table:style-name="Default"/>
          <table:table-cell table:style-name="Default" office:value-type="string" calcext:value-type="string">
            <text:p>Месец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Калории</text:p>
          </table:table-cell>
          <table:table-cell table:style-name="Default" office:value-type="string" calcext:value-type="string">
            <text:p>Недела 1</text:p>
          </table:table-cell>
          <table:table-cell table:style-name="Default" office:value-type="string" calcext:value-type="string">
            <text:p>Недела 2</text:p>
          </table:table-cell>
          <table:table-cell table:style-name="Default" office:value-type="string" calcext:value-type="string">
            <text:p>Недела 3</text:p>
          </table:table-cell>
          <table:table-cell table:style-name="Default" office:value-type="string" calcext:value-type="string">
            <text:p>Недела 4</text:p>
          </table:table-cell>
          <table:table-cell table:style-name="ce7" office:value-type="string" calcext:value-type="string">
            <text:p>Вкупно</text:p>
          </table:table-cell>
        </table:table-row>
        <table:table-row table:style-name="ro1">
          <table:table-cell office:value-type="string" calcext:value-type="string">
            <text:p>Појадок</text:p>
          </table:table-cell>
          <table:table-cell table:formula="of:=[$'Недела 1'.I13]" office:value-type="float" office:value="0" calcext:value-type="float">
            <text:p>0</text:p>
          </table:table-cell>
          <table:table-cell table:formula="of:=[$'Недела 2'.I13]" office:value-type="float" office:value="0" calcext:value-type="float">
            <text:p>0</text:p>
          </table:table-cell>
          <table:table-cell table:formula="of:=[$'Недела 3'.I13]" office:value-type="float" office:value="0" calcext:value-type="float">
            <text:p>0</text:p>
          </table:table-cell>
          <table:table-cell table:formula="of:=[$'Недела 4'.I13]" office:value-type="float" office:value="0" calcext:value-type="float">
            <text:p>0</text:p>
          </table:table-cell>
          <table:table-cell table:formula="of:=SUM([.B4: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учек</text:p>
          </table:table-cell>
          <table:table-cell table:formula="of:=[$'Недела 1'.I14]" office:value-type="float" office:value="0" calcext:value-type="float">
            <text:p>0</text:p>
          </table:table-cell>
          <table:table-cell table:formula="of:=[$'Недела 2'.I14]" office:value-type="float" office:value="0" calcext:value-type="float">
            <text:p>0</text:p>
          </table:table-cell>
          <table:table-cell table:formula="of:=[$'Недела 3'.I14]" office:value-type="float" office:value="0" calcext:value-type="float">
            <text:p>0</text:p>
          </table:table-cell>
          <table:table-cell table:formula="of:=[$'Недела 4'.I14]" office:value-type="float" office:value="0" calcext:value-type="float">
            <text:p>0</text:p>
          </table:table-cell>
          <table:table-cell table:formula="of:=SUM([.B5: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ечера</text:p>
          </table:table-cell>
          <table:table-cell table:formula="of:=[$'Недела 1'.I15]" office:value-type="float" office:value="0" calcext:value-type="float">
            <text:p>0</text:p>
          </table:table-cell>
          <table:table-cell table:formula="of:=[$'Недела 2'.I15]" office:value-type="float" office:value="0" calcext:value-type="float">
            <text:p>0</text:p>
          </table:table-cell>
          <table:table-cell table:formula="of:=[$'Недела 3'.I15]" office:value-type="float" office:value="0" calcext:value-type="float">
            <text:p>0</text:p>
          </table:table-cell>
          <table:table-cell table:formula="of:=[$'Недела 4'.I15]" office:value-type="float" office:value="0" calcext:value-type="float">
            <text:p>0</text:p>
          </table:table-cell>
          <table:table-cell table:formula="of:=SUM([.B6: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[$'Недела 1'.I16]" office:value-type="float" office:value="0" calcext:value-type="float">
            <text:p>0</text:p>
          </table:table-cell>
          <table:table-cell table:formula="of:=[$'Недела 2'.I16]" office:value-type="float" office:value="0" calcext:value-type="float">
            <text:p>0</text:p>
          </table:table-cell>
          <table:table-cell table:formula="of:=[$'Недела 3'.I16]" office:value-type="float" office:value="0" calcext:value-type="float">
            <text:p>0</text:p>
          </table:table-cell>
          <table:table-cell table:formula="of:=[$'Недела 4'.I16]" office:value-type="float" office:value="0" calcext:value-type="float">
            <text:p>0</text:p>
          </table:table-cell>
          <table:table-cell table:formula="of:=SUM([.B7:.E7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Макро елементи</text:p>
          </table:table-cell>
          <table:table-cell table:style-name="Default" office:value-type="string" calcext:value-type="string">
            <text:p>Недела 1</text:p>
          </table:table-cell>
          <table:table-cell table:style-name="Default" office:value-type="string" calcext:value-type="string">
            <text:p>Недела 2</text:p>
          </table:table-cell>
          <table:table-cell table:style-name="Default" office:value-type="string" calcext:value-type="string">
            <text:p>Недела 3</text:p>
          </table:table-cell>
          <table:table-cell table:style-name="Default" office:value-type="string" calcext:value-type="string">
            <text:p>Недела 4</text:p>
          </table:table-cell>
          <table:table-cell table:style-name="ce7" office:value-type="string" calcext:value-type="string">
            <text:p>Вкупно</text:p>
          </table:table-cell>
        </table:table-row>
        <table:table-row table:style-name="ro1">
          <table:table-cell office:value-type="string" calcext:value-type="string">
            <text:p>Јаглехидрати</text:p>
          </table:table-cell>
          <table:table-cell table:formula="of:=[$'Недела 1'.I19]" office:value-type="float" office:value="0" calcext:value-type="float">
            <text:p>0</text:p>
          </table:table-cell>
          <table:table-cell table:formula="of:=[$'Недела 2'.I19]" office:value-type="float" office:value="0" calcext:value-type="float">
            <text:p>0</text:p>
          </table:table-cell>
          <table:table-cell table:formula="of:=[$'Недела 3'.I19]" office:value-type="float" office:value="0" calcext:value-type="float">
            <text:p>0</text:p>
          </table:table-cell>
          <table:table-cell table:formula="of:=[$'Недела 4'.I19]" office:value-type="float" office:value="0" calcext:value-type="float">
            <text:p>0</text:p>
          </table:table-cell>
          <table:table-cell table:formula="of:=SUM(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сти</text:p>
          </table:table-cell>
          <table:table-cell table:formula="of:=[$'Недела 1'.I20]" office:value-type="float" office:value="0" calcext:value-type="float">
            <text:p>0</text:p>
          </table:table-cell>
          <table:table-cell table:formula="of:=[$'Недела 2'.I20]" office:value-type="float" office:value="0" calcext:value-type="float">
            <text:p>0</text:p>
          </table:table-cell>
          <table:table-cell table:formula="of:=[$'Недела 3'.I20]" office:value-type="float" office:value="0" calcext:value-type="float">
            <text:p>0</text:p>
          </table:table-cell>
          <table:table-cell table:formula="of:=[$'Недела 4'.I20]" office:value-type="float" office:value="0" calcext:value-type="float">
            <text:p>0</text:p>
          </table:table-cell>
          <table:table-cell table:formula="of:=SUM([.B11: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ротеини</text:p>
          </table:table-cell>
          <table:table-cell table:formula="of:=[$'Недела 1'.I21]" office:value-type="float" office:value="0" calcext:value-type="float">
            <text:p>0</text:p>
          </table:table-cell>
          <table:table-cell table:formula="of:=[$'Недела 2'.I21]" office:value-type="float" office:value="0" calcext:value-type="float">
            <text:p>0</text:p>
          </table:table-cell>
          <table:table-cell table:formula="of:=[$'Недела 3'.I21]" office:value-type="float" office:value="0" calcext:value-type="float">
            <text:p>0</text:p>
          </table:table-cell>
          <table:table-cell table:formula="of:=[$'Недела 4'.I21]" office:value-type="float" office:value="0" calcext:value-type="float">
            <text:p>0</text:p>
          </table:table-cell>
          <table:table-cell table:formula="of:=SUM([.B12: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купно</text:p>
          </table:table-cell>
          <table:table-cell table:formula="of:=[$'Недела 1'.I22]" office:value-type="float" office:value="0" calcext:value-type="float">
            <text:p>0</text:p>
          </table:table-cell>
          <table:table-cell table:formula="of:=[$'Недела 2'.I22]" office:value-type="float" office:value="0" calcext:value-type="float">
            <text:p>0</text:p>
          </table:table-cell>
          <table:table-cell table:formula="of:=[$'Недела 3'.I22]" office:value-type="float" office:value="0" calcext:value-type="float">
            <text:p>0</text:p>
          </table:table-cell>
          <table:table-cell table:formula="of:=[$'Недела 4'.I22]" office:value-type="float" office:value="0" calcext:value-type="float">
            <text:p>0</text:p>
          </table:table-cell>
          <table:table-cell table:formula="of:=SUM([.B13:.E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table:number-columns-repeated="5"/>
        </table:table-row>
        <table:table-row table:style-name="ro1">
          <table:table-cell/>
          <table:table-cell table:style-name="Default" office:value-type="string" calcext:value-type="string">
            <text:p>Недела 1</text:p>
          </table:table-cell>
          <table:table-cell table:style-name="Default" office:value-type="string" calcext:value-type="string">
            <text:p>Недела2</text:p>
          </table:table-cell>
          <table:table-cell table:style-name="Default" office:value-type="string" calcext:value-type="string">
            <text:p>Недела 3</text:p>
          </table:table-cell>
          <table:table-cell table:style-name="Default" office:value-type="string" calcext:value-type="string">
            <text:p>Недела 4</text:p>
          </table:table-cell>
          <table:table-cell table:style-name="Default" office:value-type="string" calcext:value-type="string">
            <text:p>Вкупно/Просек</text:p>
          </table:table-cell>
        </table:table-row>
        <table:table-row table:style-name="ro1">
          <table:table-cell office:value-type="string" calcext:value-type="string">
            <text:p>BMI инд</text:p>
          </table:table-cell>
          <table:table-cell table:formula="of:=[$'Недела 1'.I25]" office:value-type="string" office:string-value="" calcext:value-type="error">
            <text:p>#DIV/0!</text:p>
          </table:table-cell>
          <table:table-cell table:formula="of:=[$'Недела 2'.I25]" office:value-type="string" office:string-value="" calcext:value-type="error">
            <text:p>#DIV/0!</text:p>
          </table:table-cell>
          <table:table-cell table:formula="of:=[$'Недела 3'.I25]" office:value-type="string" office:string-value="" calcext:value-type="error">
            <text:p>#DIV/0!</text:p>
          </table:table-cell>
          <table:table-cell table:formula="of:=[$'Недела 4'.I25]" office:value-type="string" office:string-value="" calcext:value-type="error">
            <text:p>#DIV/0!</text:p>
          </table:table-cell>
          <table:table-cell table:formula="of:=AVERAGE([.B16:.E1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F инд</text:p>
          </table:table-cell>
          <table:table-cell table:formula="of:=[$'Недела 1'.I26]" office:value-type="string" office:string-value="" calcext:value-type="error">
            <text:p>#DIV/0!</text:p>
          </table:table-cell>
          <table:table-cell table:formula="of:=[$'Недела 2'.I26]" office:value-type="string" office:string-value="" calcext:value-type="error">
            <text:p>#DIV/0!</text:p>
          </table:table-cell>
          <table:table-cell table:formula="of:=[$'Недела 3'.I26]" office:value-type="string" office:string-value="" calcext:value-type="error">
            <text:p>#DIV/0!</text:p>
          </table:table-cell>
          <table:table-cell table:formula="of:=[$'Недела 4'.I26]" office:value-type="string" office:string-value="" calcext:value-type="error">
            <text:p>#DIV/0!</text:p>
          </table:table-cell>
          <table:table-cell table:formula="of:=AVERAGE([.B17:.E17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ВМR</text:p>
          </table:table-cell>
          <table:table-cell table:formula="of:=[$'Недела 1'.I27]" office:value-type="string" office:string-value="" calcext:value-type="error">
            <text:p>#DIV/0!</text:p>
          </table:table-cell>
          <table:table-cell table:formula="of:=[$'Недела 2'.I27]" office:value-type="string" office:string-value="" calcext:value-type="error">
            <text:p>#DIV/0!</text:p>
          </table:table-cell>
          <table:table-cell table:formula="of:=[$'Недела 3'.I27]" office:value-type="string" office:string-value="" calcext:value-type="error">
            <text:p>#DIV/0!</text:p>
          </table:table-cell>
          <table:table-cell table:formula="of:=[$'Недела 4'.I27]" office:value-type="string" office:string-value="" calcext:value-type="error">
            <text:p>#DIV/0!</text:p>
          </table:table-cell>
          <table:table-cell table:formula="of:=AVERAGE([.B18:.E18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Внесени калории</text:p>
          </table:table-cell>
          <table:table-cell table:formula="of:=[$'Недела 1'.I28]" office:value-type="float" office:value="0" calcext:value-type="float">
            <text:p>0</text:p>
          </table:table-cell>
          <table:table-cell table:formula="of:=[$'Недела 2'.I28]" office:value-type="float" office:value="0" calcext:value-type="float">
            <text:p>0</text:p>
          </table:table-cell>
          <table:table-cell table:formula="of:=[$'Недела 3'.I28]" office:value-type="float" office:value="0" calcext:value-type="float">
            <text:p>0</text:p>
          </table:table-cell>
          <table:table-cell table:formula="of:=[$'Недела 4'.I28]" office:value-type="float" office:value="0" calcext:value-type="float">
            <text:p>0</text:p>
          </table:table-cell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амалени калории</text:p>
          </table:table-cell>
          <table:table-cell table:formula="of:=[$'Недела 1'.I29]" office:value-type="float" office:value="0" calcext:value-type="float">
            <text:p>0</text:p>
          </table:table-cell>
          <table:table-cell table:formula="of:=[$'Недела 2'.I29]" office:value-type="float" office:value="0" calcext:value-type="float">
            <text:p>0</text:p>
          </table:table-cell>
          <table:table-cell table:formula="of:=[$'Недела 3'.I29]" office:value-type="float" office:value="0" calcext:value-type="float">
            <text:p>0</text:p>
          </table:table-cell>
          <table:table-cell table:formula="of:=[$'Недела 4'.I29]" office:value-type="float" office:value="0" calcext:value-type="float">
            <text:p>0</text:p>
          </table:table-cell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злика</text:p>
          </table:table-cell>
          <table:table-cell table:formula="of:=[$'Недела 1'.I30]" office:value-type="float" office:value="0" calcext:value-type="float">
            <text:p>0</text:p>
          </table:table-cell>
          <table:table-cell table:formula="of:=[$'Недела 2'.I30]" office:value-type="float" office:value="0" calcext:value-type="float">
            <text:p>0</text:p>
          </table:table-cell>
          <table:table-cell table:formula="of:=[$'Недела 3'.I30]" office:value-type="float" office:value="0" calcext:value-type="float">
            <text:p>0</text:p>
          </table:table-cell>
          <table:table-cell table:formula="of:=[$'Недела 4'.I30]" office:value-type="float" office:value="0" calcext:value-type="float">
            <text:p>0</text:p>
          </table:table-cell>
          <table:table-cell table:formula="of:=[.F19]-[.F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ода (мл)</text:p>
          </table:table-cell>
          <table:table-cell table:formula="of:=[$'Недела 1'.I31]" office:value-type="string" office:string-value="" calcext:value-type="error">
            <text:p>#DIV/0!</text:p>
          </table:table-cell>
          <table:table-cell table:formula="of:=[$'Недела 2'.I31]" office:value-type="string" office:string-value="" calcext:value-type="error">
            <text:p>#DIV/0!</text:p>
          </table:table-cell>
          <table:table-cell table:formula="of:=[$'Недела 3'.I31]" office:value-type="string" office:string-value="" calcext:value-type="error">
            <text:p>#DIV/0!</text:p>
          </table:table-cell>
          <table:table-cell table:formula="of:=[$'Недела 4'.I31]" office:value-type="string" office:string-value="" calcext:value-type="error">
            <text:p>#DIV/0!</text:p>
          </table:table-cell>
          <table:table-cell table:formula="of:=AVERAGE([.B22:.E2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Килажа (кг)</text:p>
          </table:table-cell>
          <table:table-cell table:formula="of:=[$'Недела 1'.I32]" office:value-type="string" office:string-value="" calcext:value-type="error">
            <text:p>#DIV/0!</text:p>
          </table:table-cell>
          <table:table-cell table:formula="of:=[$'Недела 2'.I32]" office:value-type="string" office:string-value="" calcext:value-type="error">
            <text:p>#DIV/0!</text:p>
          </table:table-cell>
          <table:table-cell table:formula="of:=[$'Недела 3'.I32]" office:value-type="string" office:string-value="" calcext:value-type="error">
            <text:p>#DIV/0!</text:p>
          </table:table-cell>
          <table:table-cell table:formula="of:=[$'Недела 4'.I32]" office:value-type="string" office:string-value="" calcext:value-type="error">
            <text:p>#DIV/0!</text:p>
          </table:table-cell>
          <table:table-cell table:formula="of:=AVERAGE([.B23:.E2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Висина (цм)</text:p>
          </table:table-cell>
          <table:table-cell table:formula="of:=[$'Недела 1'.I33]" office:value-type="string" office:string-value="" calcext:value-type="error">
            <text:p>#DIV/0!</text:p>
          </table:table-cell>
          <table:table-cell table:formula="of:=[$'Недела 2'.I33]" office:value-type="string" office:string-value="" calcext:value-type="error">
            <text:p>#DIV/0!</text:p>
          </table:table-cell>
          <table:table-cell table:formula="of:=[$'Недела 3'.I33]" office:value-type="string" office:string-value="" calcext:value-type="error">
            <text:p>#DIV/0!</text:p>
          </table:table-cell>
          <table:table-cell table:formula="of:=[$'Недела 4'.I33]" office:value-type="string" office:string-value="" calcext:value-type="error">
            <text:p>#DIV/0!</text:p>
          </table:table-cell>
          <table:table-cell table:formula="of:=AVERAGE([.B24:.E2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Време без оброк</text:p>
          </table:table-cell>
          <table:table-cell table:formula="of:=[$'Недела 1'.I39]" office:value-type="string" office:string-value="" calcext:value-type="error">
            <text:p>#DIV/0!</text:p>
          </table:table-cell>
          <table:table-cell table:formula="of:=[$'Недела 2'.I39]" office:value-type="string" office:string-value="" calcext:value-type="error">
            <text:p>#DIV/0!</text:p>
          </table:table-cell>
          <table:table-cell table:formula="of:=[$'Недела 3'.I39]" office:value-type="string" office:string-value="" calcext:value-type="error">
            <text:p>#DIV/0!</text:p>
          </table:table-cell>
          <table:table-cell table:formula="of:=[$'Недела 4'.I39]" office:value-type="string" office:string-value="" calcext:value-type="error">
            <text:p>#DIV/0!</text:p>
          </table:table-cell>
          <table:table-cell table:formula="of:=AVERAGE([.B25:.E25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5:42:49.284022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2T15:42:51.501082242</meta:creation-date>
    <meta:editing-duration>PT4M21S</meta:editing-duration>
    <meta:editing-cycles>2</meta:editing-cycles>
    <meta:generator>LibreOffice/6.4.7.2$Linux_X86_64 LibreOffice_project/40$Build-2</meta:generator>
    <dc:date>2022-01-22T16:07:52.044014351</dc:date>
    <meta:document-statistic meta:table-count="5" meta:cell-count="603" meta:object-count="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6cm" svg:height="5.848cm" xlink:href=".." xlink:type="simple" chart:class="chart:bar" chart:style-name="ch1">
        <chart:legend chart:legend-position="end" svg:x="6.217cm" svg:y="2.127cm" style:legend-expansion="high" chart:style-name="ch2"/>
        <chart:plot-area chart:style-name="ch3" table:cell-range-address="Sheet1.A13:Sheet1.H15 Sheet1.B12:Sheet1.H12" chart:data-source-has-labels="both" svg:x="0.312cm" svg:y="0.297cm" svg:width="5.256cm" svg:height="4.839cm">
          <chartooo:coordinate-region svg:x="0.933cm" svg:y="0.496cm" svg:width="4.635cm" svg:height="3.993cm"/>
          <chart:axis chart:dimension="x" chart:name="primary-x" chart:style-name="ch4" chartooo:axis-type="auto">
            <chartooo:date-scale/>
            <chart:categories table:cell-range-address="Sheet1.B12:Sheet1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:Sheet1.H13" chart:label-cell-address="Sheet1.A13:Sheet1.A13" chart:class="chart:bar">
            <chart:data-point chart:repeated="7"/>
          </chart:series>
          <chart:series chart:style-name="ch8" chart:values-cell-range-address="Sheet1.B14:Sheet1.H14" chart:label-cell-address="Sheet1.A14:Sheet1.A14" chart:class="chart:bar">
            <chart:data-point chart:repeated="7"/>
          </chart:series>
          <chart:series chart:style-name="ch9" chart:values-cell-range-address="Sheet1.B15:Sheet1.H15" chart:label-cell-address="Sheet1.A15:Sheet1.A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Sheet1.B12:Sheet1.H12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Појадок</text:p>
                <draw:g>
                  <svg:desc>Sheet1.A13:Sheet1.A13</svg:desc>
                </draw:g>
              </table:table-cell>
              <table:table-cell office:value-type="float" office:value="NaN">
                <text:p>NaN</text:p>
                <draw:g>
                  <svg:desc>Sheet1.B13:Sheet1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учек</text:p>
                <draw:g>
                  <svg:desc>Sheet1.A14:Sheet1.A14</svg:desc>
                </draw:g>
              </table:table-cell>
              <table:table-cell office:value-type="float" office:value="NaN">
                <text:p>NaN</text:p>
                <draw:g>
                  <svg:desc>Sheet1.B14:Sheet1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ечера</text:p>
                <draw:g>
                  <svg:desc>Sheet1.A15:Sheet1.A15</svg:desc>
                </draw:g>
              </table:table-cell>
              <table:table-cell office:value-type="float" office:value="NaN">
                <text:p>NaN</text:p>
                <draw:g>
                  <svg:desc>Sheet1.B15:Sheet1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56cm" svg:height="6.681cm" xlink:href=".." xlink:type="simple" chart:class="chart:line" chart:style-name="ch1">
        <chart:legend chart:legend-position="end" svg:x="12.686cm" svg:y="2.543cm" style:legend-expansion="high" chart:style-name="ch2"/>
        <chart:plot-area chart:style-name="ch3" table:cell-range-address="'Недела 2'.B24:'Недела 2'.H25 'Недела 2'.A26:'Недела 2'.H26 'Недела 2'.A24:'Недела 2'.A25 'Недела 2'.A32:'Недела 2'.H32" chart:data-source-has-labels="both" svg:x="0.317cm" svg:y="0.133cm" svg:width="12.052cm" svg:height="6.415cm">
          <chartooo:coordinate-region svg:x="0.753cm" svg:y="0.333cm" svg:width="11.112cm" svg:height="5.568cm"/>
          <chart:axis chart:dimension="x" chart:name="primary-x" chart:style-name="ch4" chartooo:axis-type="auto">
            <chartooo:date-scale/>
            <chart:categories table:cell-range-address="'Недела 2'.B24:'Недела 2'.H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2'.B26:'Недела 2'.H26" chart:label-cell-address="'Недела 2'.A26:'Недела 2'.A26" chart:class="chart:line">
            <chart:data-point chart:repeated="7"/>
          </chart:series>
          <chart:series chart:style-name="ch7" chart:values-cell-range-address="'Недела 2'.B25:'Недела 2'.H25" chart:label-cell-address="'Недела 2'.A25:'Недела 2'.A25" chart:class="chart:line">
            <chart:data-point chart:repeated="7"/>
          </chart:series>
          <chart:series chart:style-name="ch8" chart:values-cell-range-address="'Недела 2'.B32:'Недела 2'.H32" chart:label-cell-address="'Недела 2'.A32:'Недела 2'.A3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24:'Недела 2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BF инд</text:p>
                <draw:g>
                  <svg:desc>'Недела 2'.A26:'Недела 2'.A26</svg:desc>
                </draw:g>
              </table:table-cell>
              <table:table-cell office:value-type="float" office:value="NaN">
                <text:p>NaN</text:p>
                <draw:g>
                  <svg:desc>'Недела 2'.B26:'Недела 2'.H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MI инд</text:p>
                <draw:g>
                  <svg:desc>'Недела 2'.A25:'Недела 2'.A25</svg:desc>
                </draw:g>
              </table:table-cell>
              <table:table-cell office:value-type="float" office:value="NaN">
                <text:p>NaN</text:p>
                <draw:g>
                  <svg:desc>'Недела 2'.B25:'Недела 2'.H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илажа (кг)</text:p>
                <draw:g>
                  <svg:desc>'Недела 2'.A32:'Недела 2'.A32</svg:desc>
                </draw:g>
              </table:table-cell>
              <table:table-cell office:value-type="float" office:value="NaN">
                <text:p>NaN</text:p>
                <draw:g>
                  <svg:desc>'Недела 2'.B32:'Недела 2'.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6cm" svg:height="5.848cm" xlink:href=".." xlink:type="simple" chart:class="chart:bar" chart:style-name="ch1">
        <chart:legend chart:legend-position="end" svg:x="6.323cm" svg:y="2.127cm" style:legend-expansion="high" chart:style-name="ch2"/>
        <chart:plot-area chart:style-name="ch3" table:cell-range-address="'Недела 2'.A12:'Недела 2'.H15" chart:data-source-has-labels="both" svg:x="0.312cm" svg:y="0.297cm" svg:width="5.256cm" svg:height="4.391cm">
          <chartooo:coordinate-region svg:x="0.933cm" svg:y="0.496cm" svg:width="4.635cm" svg:height="3.993cm"/>
          <chart:axis chart:dimension="x" chart:name="primary-x" chart:style-name="ch4" chartooo:axis-type="auto">
            <chartooo:date-scale/>
            <chart:categories table:cell-range-address="'Недела 2'.B12:'Недела 2'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13:'Недела 2'.H13" chart:label-cell-address="'Недела 2'.A13:'Недела 2'.A13" chart:class="chart:bar">
            <chart:data-point chart:repeated="7"/>
          </chart:series>
          <chart:series chart:style-name="ch8" chart:values-cell-range-address="'Недела 2'.B14:'Недела 2'.H14" chart:label-cell-address="'Недела 2'.A14:'Недела 2'.A14" chart:class="chart:bar">
            <chart:data-point chart:repeated="7"/>
          </chart:series>
          <chart:series chart:style-name="ch9" chart:values-cell-range-address="'Недела 2'.B15:'Недела 2'.H15" chart:label-cell-address="'Недела 2'.A15:'Недела 2'.A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Недела 2'.B12:'Недела 2'.H1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Недела 2'.A13:'Недела 2'.A13</svg:desc>
                </draw:g>
              </table:table-cell>
              <table:table-cell office:value-type="float" office:value="NaN">
                <text:p>NaN</text:p>
                <draw:g>
                  <svg:desc>'Недела 2'.B13:'Недела 2'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Недела 2'.A14:'Недела 2'.A14</svg:desc>
                </draw:g>
              </table:table-cell>
              <table:table-cell office:value-type="float" office:value="NaN">
                <text:p>NaN</text:p>
                <draw:g>
                  <svg:desc>'Недела 2'.B14:'Недела 2'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'Недела 2'.A15:'Недела 2'.A15</svg:desc>
                </draw:g>
              </table:table-cell>
              <table:table-cell office:value-type="float" office:value="NaN">
                <text:p>NaN</text:p>
                <draw:g>
                  <svg:desc>'Недела 2'.B15:'Недела 2'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4cm" svg:height="8.181cm" xlink:href=".." xlink:type="simple" chart:class="chart:circle" chart:style-name="ch1">
        <chart:legend chart:legend-position="end" svg:x="8.753cm" svg:y="3.293cm" style:legend-expansion="high" chart:style-name="ch2"/>
        <chart:plot-area chart:style-name="ch3" table:cell-range-address="'Недела 2'.A19:'Недела 2'.A21 'Недела 2'.I18:'Недела 2'.I21" chart:data-source-has-labels="both" svg:x="0.192cm" svg:y="0.163cm" svg:width="8.369cm" svg:height="7.855cm">
          <chartooo:coordinate-region svg:x="0.449cm" svg:y="0.163cm" svg:width="7.855cm" svg:height="7.855cm"/>
          <chart:axis chart:dimension="x" chart:name="primary-x" chart:style-name="ch4" chartooo:axis-type="auto">
            <chartooo:date-scale/>
            <chart:categories table:cell-range-address="'Недела 2'.A19:'Недела 2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I19:'Недела 2'.I21" chart:label-cell-address="'Недела 2'.I18:'Недела 2'.I1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2'.I18:'Недела 2'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Недела 2'.A19:'Недела 2'.A21</svg:desc>
                </draw:g>
              </table:table-cell>
              <table:table-cell office:value-type="float" office:value="NaN">
                <text:p>NaN</text:p>
                <draw:g>
                  <svg:desc>'Недела 2'.I19:'Недела 2'.I2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8cm" svg:height="6.668cm" xlink:href=".." xlink:type="simple" chart:class="chart:bar" chart:style-name="ch1">
        <chart:legend chart:legend-position="end" svg:x="14.319cm" svg:y="0.846cm" style:legend-expansion="custom" chartooo:width="3.327cm" chartooo:height="4.083cm" style:legend-expansion-aspect-ratio="0.814842027920647" chart:style-name="ch2"/>
        <chart:plot-area chart:style-name="ch3" table:cell-range-address="'Недела 2'.B24:'Недела 2'.H24 'Недела 2'.A30:'Недела 2'.H31" chart:data-source-has-labels="both" svg:x="0.352cm" svg:y="0.133cm" svg:width="14.601cm" svg:height="6.402cm">
          <chartooo:coordinate-region svg:x="1.079cm" svg:y="0.332cm" svg:width="13.874cm" svg:height="5.556cm"/>
          <chart:axis chart:dimension="x" chart:name="primary-x" chart:style-name="ch4" chartooo:axis-type="auto">
            <chartooo:date-scale/>
            <chart:categories table:cell-range-address="'Недела 2'.B24:'Недела 2'.H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31:'Недела 2'.H31" chart:label-cell-address="'Недела 2'.A31:'Недела 2'.A31" chart:class="chart:bar">
            <chart:data-point chart:repeated="7"/>
          </chart:series>
          <chart:series chart:style-name="ch8" chart:values-cell-range-address="'Недела 2'.B30:'Недела 2'.H30" chart:label-cell-address="'Недела 2'.A30:'Недела 2'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24:'Недела 2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ода (мл)</text:p>
                <draw:g>
                  <svg:desc>'Недела 2'.A31:'Недела 2'.A31</svg:desc>
                </draw:g>
              </table:table-cell>
              <table:table-cell office:value-type="float" office:value="NaN">
                <text:p>NaN</text:p>
                <draw:g>
                  <svg:desc>'Недела 2'.B31:'Недела 2'.H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азлика</text:p>
                <draw:g>
                  <svg:desc>'Недела 2'.A30:'Недела 2'.A30</svg:desc>
                </draw:g>
              </table:table-cell>
              <table:table-cell office:value-type="float" office:value="0">
                <text:p>0</text:p>
                <draw:g>
                  <svg:desc>'Недела 2'.B30:'Недела 2'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1cm" svg:height="6.219cm" xlink:href=".." xlink:type="simple" chart:class="chart:bar" chart:style-name="ch1">
        <chart:legend chart:legend-position="end" svg:x="5.782cm" svg:y="0.917cm" style:legend-expansion="custom" chartooo:width="1.811cm" chartooo:height="4.125cm" style:legend-expansion-aspect-ratio="0.439030303030303" chart:style-name="ch2"/>
        <chart:plot-area chart:style-name="ch3" table:cell-range-address="'Недела 2'.B35:'Недела 2'.H35 'Недела 2'.A39:'Недела 2'.H39" chart:data-source-has-labels="both" svg:x="0.156cm" svg:y="0.124cm" svg:width="5.711cm" svg:height="5.971cm">
          <chartooo:coordinate-region svg:x="0.777cm" svg:y="0.323cm" svg:width="5.09cm" svg:height="5.125cm"/>
          <chart:axis chart:dimension="x" chart:name="primary-x" chart:style-name="ch4" chartooo:axis-type="auto">
            <chartooo:date-scale/>
            <chart:categories table:cell-range-address="'Недела 2'.B35:'Недела 2'.H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39:'Недела 2'.H39" chart:label-cell-address="'Недела 2'.A39:'Недела 2'.A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35:'Недела 2'.H35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 без оброк</text:p>
                <draw:g>
                  <svg:desc>'Недела 2'.A39:'Недела 2'.A39</svg:desc>
                </draw:g>
              </table:table-cell>
              <table:table-cell office:value-type="float" office:value="NaN">
                <text:p>NaN</text:p>
                <draw:g>
                  <svg:desc>'Недела 2'.B39:'Недела 2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56cm" svg:height="6.681cm" xlink:href=".." xlink:type="simple" chart:class="chart:line" chart:style-name="ch1">
        <chart:legend chart:legend-position="end" svg:x="12.686cm" svg:y="2.543cm" style:legend-expansion="high" chart:style-name="ch2"/>
        <chart:plot-area chart:style-name="ch3" table:cell-range-address="'Недела 2'.B24:'Недела 2'.H25 'Недела 2'.A26:'Недела 2'.H26 'Недела 2'.A24:'Недела 2'.A25 'Недела 2'.A32:'Недела 2'.H32" chart:data-source-has-labels="both" svg:x="0.317cm" svg:y="0.133cm" svg:width="12.052cm" svg:height="6.415cm">
          <chartooo:coordinate-region svg:x="0.753cm" svg:y="0.333cm" svg:width="11.112cm" svg:height="5.568cm"/>
          <chart:axis chart:dimension="x" chart:name="primary-x" chart:style-name="ch4" chartooo:axis-type="auto">
            <chartooo:date-scale/>
            <chart:categories table:cell-range-address="'Недела 2'.B24:'Недела 2'.H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2'.B26:'Недела 2'.H26" chart:label-cell-address="'Недела 2'.A26:'Недела 2'.A26" chart:class="chart:line">
            <chart:data-point chart:repeated="7"/>
          </chart:series>
          <chart:series chart:style-name="ch7" chart:values-cell-range-address="'Недела 2'.B25:'Недела 2'.H25" chart:label-cell-address="'Недела 2'.A25:'Недела 2'.A25" chart:class="chart:line">
            <chart:data-point chart:repeated="7"/>
          </chart:series>
          <chart:series chart:style-name="ch8" chart:values-cell-range-address="'Недела 2'.B32:'Недела 2'.H32" chart:label-cell-address="'Недела 2'.A32:'Недела 2'.A3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24:'Недела 2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BF инд</text:p>
                <draw:g>
                  <svg:desc>'Недела 2'.A26:'Недела 2'.A26</svg:desc>
                </draw:g>
              </table:table-cell>
              <table:table-cell office:value-type="float" office:value="NaN">
                <text:p>NaN</text:p>
                <draw:g>
                  <svg:desc>'Недела 2'.B26:'Недела 2'.H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MI инд</text:p>
                <draw:g>
                  <svg:desc>'Недела 2'.A25:'Недела 2'.A25</svg:desc>
                </draw:g>
              </table:table-cell>
              <table:table-cell office:value-type="float" office:value="NaN">
                <text:p>NaN</text:p>
                <draw:g>
                  <svg:desc>'Недела 2'.B25:'Недела 2'.H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илажа (кг)</text:p>
                <draw:g>
                  <svg:desc>'Недела 2'.A32:'Недела 2'.A32</svg:desc>
                </draw:g>
              </table:table-cell>
              <table:table-cell office:value-type="float" office:value="NaN">
                <text:p>NaN</text:p>
                <draw:g>
                  <svg:desc>'Недела 2'.B32:'Недела 2'.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6cm" svg:height="5.848cm" xlink:href=".." xlink:type="simple" chart:class="chart:bar" chart:style-name="ch1">
        <chart:legend chart:legend-position="end" svg:x="6.217cm" svg:y="2.127cm" style:legend-expansion="high" chart:style-name="ch2"/>
        <chart:plot-area chart:style-name="ch3" table:cell-range-address="'Недела 3'.A12:'Недела 3'.H15" chart:data-source-has-labels="both" svg:x="0.312cm" svg:y="0.297cm" svg:width="5.256cm" svg:height="4.839cm">
          <chartooo:coordinate-region svg:x="0.933cm" svg:y="0.496cm" svg:width="4.635cm" svg:height="3.993cm"/>
          <chart:axis chart:dimension="x" chart:name="primary-x" chart:style-name="ch4" chartooo:axis-type="auto">
            <chartooo:date-scale/>
            <chart:categories table:cell-range-address="'Недела 3'.B12:'Недела 3'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B13:'Недела 3'.H13" chart:label-cell-address="'Недела 3'.A13:'Недела 3'.A13" chart:class="chart:bar">
            <chart:data-point chart:repeated="7"/>
          </chart:series>
          <chart:series chart:style-name="ch8" chart:values-cell-range-address="'Недела 3'.B14:'Недела 3'.H14" chart:label-cell-address="'Недела 3'.A14:'Недела 3'.A14" chart:class="chart:bar">
            <chart:data-point chart:repeated="7"/>
          </chart:series>
          <chart:series chart:style-name="ch9" chart:values-cell-range-address="'Недела 3'.B15:'Недела 3'.H15" chart:label-cell-address="'Недела 3'.A15:'Недела 3'.A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3'.B12:'Недела 3'.H12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Појадок</text:p>
                <draw:g>
                  <svg:desc>'Недела 3'.A13:'Недела 3'.A13</svg:desc>
                </draw:g>
              </table:table-cell>
              <table:table-cell office:value-type="float" office:value="NaN">
                <text:p>NaN</text:p>
                <draw:g>
                  <svg:desc>'Недела 3'.B13:'Недела 3'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учек</text:p>
                <draw:g>
                  <svg:desc>'Недела 3'.A14:'Недела 3'.A14</svg:desc>
                </draw:g>
              </table:table-cell>
              <table:table-cell office:value-type="float" office:value="NaN">
                <text:p>NaN</text:p>
                <draw:g>
                  <svg:desc>'Недела 3'.B14:'Недела 3'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ечера</text:p>
                <draw:g>
                  <svg:desc>'Недела 3'.A15:'Недела 3'.A15</svg:desc>
                </draw:g>
              </table:table-cell>
              <table:table-cell office:value-type="float" office:value="NaN">
                <text:p>NaN</text:p>
                <draw:g>
                  <svg:desc>'Недела 3'.B15:'Недела 3'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4cm" svg:height="8.181cm" xlink:href=".." xlink:type="simple" chart:class="chart:circle" chart:style-name="ch1">
        <chart:legend chart:legend-position="end" svg:x="6.663cm" svg:y="3.293cm" style:legend-expansion="high" chart:style-name="ch2"/>
        <chart:plot-area chart:style-name="ch3" table:cell-range-address="'Недела 3'.A19:'Недела 3'.A21 'Недела 3'.I18:'Недела 3'.I21" chart:data-source-has-labels="both" svg:x="0.192cm" svg:y="0.163cm" svg:width="6.279cm" svg:height="7.855cm">
          <chartooo:coordinate-region svg:x="0.192cm" svg:y="0.951cm" svg:width="6.279cm" svg:height="6.279cm"/>
          <chart:axis chart:dimension="x" chart:name="primary-x" chart:style-name="ch4" chartooo:axis-type="auto">
            <chartooo:date-scale/>
            <chart:categories table:cell-range-address="'Недела 3'.A19:'Недела 3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I19:'Недела 3'.I21" chart:label-cell-address="'Недела 3'.I18:'Недела 3'.I1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3'.I18:'Недела 3'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Јаглехидрати</text:p>
                <draw:g>
                  <svg:desc>'Недела 3'.A19:'Недела 3'.A21</svg:desc>
                </draw:g>
              </table:table-cell>
              <table:table-cell office:value-type="float" office:value="0">
                <text:p>0</text:p>
                <draw:g>
                  <svg:desc>'Недела 3'.I19:'Недела 3'.I21</svg:desc>
                </draw:g>
              </table:table-cell>
            </table:table-row>
            <table:table-row>
              <table:table-cell office:value-type="string">
                <text:p>Маст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теи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8cm" svg:height="6.668cm" xlink:href=".." xlink:type="simple" chart:class="chart:bar" chart:style-name="ch1">
        <chart:legend chart:legend-position="end" svg:x="14.319cm" svg:y="0.846cm" style:legend-expansion="custom" chartooo:width="3.327cm" chartooo:height="4.083cm" style:legend-expansion-aspect-ratio="0.814842027920647" chart:style-name="ch2"/>
        <chart:plot-area chart:style-name="ch3" table:cell-range-address="'Недела 3'.B24:'Недела 3'.H24 'Недела 3'.A30:'Недела 3'.H31" chart:data-source-has-labels="both" svg:x="0.352cm" svg:y="0.133cm" svg:width="14.601cm" svg:height="6.402cm">
          <chartooo:coordinate-region svg:x="1.079cm" svg:y="0.332cm" svg:width="13.874cm" svg:height="5.556cm"/>
          <chart:axis chart:dimension="x" chart:name="primary-x" chart:style-name="ch4" chartooo:axis-type="auto">
            <chartooo:date-scale/>
            <chart:categories table:cell-range-address="'Недела 3'.B24:'Недела 3'.H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B31:'Недела 3'.H31" chart:label-cell-address="'Недела 3'.A31:'Недела 3'.A31" chart:class="chart:bar">
            <chart:data-point chart:repeated="7"/>
          </chart:series>
          <chart:series chart:style-name="ch8" chart:values-cell-range-address="'Недела 3'.B30:'Недела 3'.H30" chart:label-cell-address="'Недела 3'.A30:'Недела 3'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3'.B24:'Недела 3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ода (мл)</text:p>
                <draw:g>
                  <svg:desc>'Недела 3'.A31:'Недела 3'.A31</svg:desc>
                </draw:g>
              </table:table-cell>
              <table:table-cell office:value-type="float" office:value="NaN">
                <text:p>NaN</text:p>
                <draw:g>
                  <svg:desc>'Недела 3'.B31:'Недела 3'.H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азлика</text:p>
                <draw:g>
                  <svg:desc>'Недела 3'.A30:'Недела 3'.A30</svg:desc>
                </draw:g>
              </table:table-cell>
              <table:table-cell office:value-type="float" office:value="0">
                <text:p>0</text:p>
                <draw:g>
                  <svg:desc>'Недела 3'.B30:'Недела 3'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1cm" svg:height="6.219cm" xlink:href=".." xlink:type="simple" chart:class="chart:bar" chart:style-name="ch1">
        <chart:legend chart:legend-position="end" svg:x="5.782cm" svg:y="0.917cm" style:legend-expansion="custom" chartooo:width="1.811cm" chartooo:height="4.125cm" style:legend-expansion-aspect-ratio="0.439030303030303" chart:style-name="ch2"/>
        <chart:plot-area chart:style-name="ch3" table:cell-range-address="'Недела 3'.B35:'Недела 3'.H35 'Недела 3'.A39:'Недела 3'.H39" chart:data-source-has-labels="both" svg:x="0.156cm" svg:y="0.124cm" svg:width="5.711cm" svg:height="5.971cm">
          <chartooo:coordinate-region svg:x="0.777cm" svg:y="0.323cm" svg:width="5.09cm" svg:height="5.125cm"/>
          <chart:axis chart:dimension="x" chart:name="primary-x" chart:style-name="ch4" chartooo:axis-type="auto">
            <chartooo:date-scale/>
            <chart:categories table:cell-range-address="'Недела 3'.B35:'Недела 3'.H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3'.B39:'Недела 3'.H39" chart:label-cell-address="'Недела 3'.A39:'Недела 3'.A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3'.B35:'Недела 3'.H35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 без оброк</text:p>
                <draw:g>
                  <svg:desc>'Недела 3'.A39:'Недела 3'.A39</svg:desc>
                </draw:g>
              </table:table-cell>
              <table:table-cell office:value-type="float" office:value="NaN">
                <text:p>NaN</text:p>
                <draw:g>
                  <svg:desc>'Недела 3'.B39:'Недела 3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4cm" svg:height="8.181cm" xlink:href=".." xlink:type="simple" chart:class="chart:circle" chart:style-name="ch1">
        <chart:legend chart:legend-position="end" svg:x="6.663cm" svg:y="3.293cm" style:legend-expansion="high" chart:style-name="ch2"/>
        <chart:plot-area chart:style-name="ch3" table:cell-range-address="Sheet1.A18:Sheet1.A21 Sheet1.I18:Sheet1.I21" chart:data-source-has-labels="both" svg:x="0.192cm" svg:y="0.163cm" svg:width="6.279cm" svg:height="7.855cm">
          <chartooo:coordinate-region svg:x="0.192cm" svg:y="0.951cm" svg:width="6.279cm" svg:height="6.279cm"/>
          <chart:axis chart:dimension="x" chart:name="primary-x" chart:style-name="ch4" chartooo:axis-type="auto">
            <chartooo:date-scale/>
            <chart:categories table:cell-range-address="Sheet1.A19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1" chart:label-cell-address="Sheet1.I18:Sheet1.I1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Sheet1.I18:Sheet1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Јаглехидрати</text:p>
                <draw:g>
                  <svg:desc>Sheet1.A19:Sheet1.A21</svg:desc>
                </draw:g>
              </table:table-cell>
              <table:table-cell office:value-type="float" office:value="0">
                <text:p>0</text:p>
                <draw:g>
                  <svg:desc>Sheet1.I19:Sheet1.I21</svg:desc>
                </draw:g>
              </table:table-cell>
            </table:table-row>
            <table:table-row>
              <table:table-cell office:value-type="string">
                <text:p>Маст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теи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56cm" svg:height="6.681cm" xlink:href=".." xlink:type="simple" chart:class="chart:line" chart:style-name="ch1">
        <chart:legend chart:legend-position="end" svg:x="12.686cm" svg:y="2.543cm" style:legend-expansion="high" chart:style-name="ch2"/>
        <chart:plot-area chart:style-name="ch3" table:cell-range-address="'Недела 3'.B24:'Недела 3'.H25 'Недела 3'.A26:'Недела 3'.H26 'Недела 3'.A24:'Недела 3'.A25 'Недела 3'.A32:'Недела 3'.H32" chart:data-source-has-labels="both" svg:x="0.317cm" svg:y="0.133cm" svg:width="12.052cm" svg:height="6.415cm">
          <chartooo:coordinate-region svg:x="0.753cm" svg:y="0.333cm" svg:width="11.112cm" svg:height="5.568cm"/>
          <chart:axis chart:dimension="x" chart:name="primary-x" chart:style-name="ch4" chartooo:axis-type="auto">
            <chartooo:date-scale/>
            <chart:categories table:cell-range-address="'Недела 3'.B24:'Недела 3'.H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Недела 3'.B26:'Недела 3'.H26" chart:label-cell-address="'Недела 3'.A26:'Недела 3'.A26" chart:class="chart:line">
            <chart:data-point chart:repeated="7"/>
          </chart:series>
          <chart:series chart:style-name="ch7" chart:values-cell-range-address="'Недела 3'.B25:'Недела 3'.H25" chart:label-cell-address="'Недела 3'.A25:'Недела 3'.A25" chart:class="chart:line">
            <chart:data-point chart:repeated="7"/>
          </chart:series>
          <chart:series chart:style-name="ch8" chart:values-cell-range-address="'Недела 3'.B32:'Недела 3'.H32" chart:label-cell-address="'Недела 3'.A32:'Недела 3'.A3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3'.B24:'Недела 3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BF инд</text:p>
                <draw:g>
                  <svg:desc>'Недела 3'.A26:'Недела 3'.A26</svg:desc>
                </draw:g>
              </table:table-cell>
              <table:table-cell office:value-type="float" office:value="NaN">
                <text:p>NaN</text:p>
                <draw:g>
                  <svg:desc>'Недела 3'.B26:'Недела 3'.H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MI инд</text:p>
                <draw:g>
                  <svg:desc>'Недела 3'.A25:'Недела 3'.A25</svg:desc>
                </draw:g>
              </table:table-cell>
              <table:table-cell office:value-type="float" office:value="NaN">
                <text:p>NaN</text:p>
                <draw:g>
                  <svg:desc>'Недела 3'.B25:'Недела 3'.H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илажа (кг)</text:p>
                <draw:g>
                  <svg:desc>'Недела 3'.A32:'Недела 3'.A32</svg:desc>
                </draw:g>
              </table:table-cell>
              <table:table-cell office:value-type="float" office:value="NaN">
                <text:p>NaN</text:p>
                <draw:g>
                  <svg:desc>'Недела 3'.B32:'Недела 3'.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5cm" svg:height="6.695cm" xlink:href=".." xlink:type="simple" chart:class="chart:bar" chart:style-name="ch1">
        <chart:legend chart:legend-position="end" svg:x="10.374cm" svg:y="2.55cm" style:legend-expansion="high" chart:style-name="ch2"/>
        <chart:plot-area chart:style-name="ch3" table:cell-range-address="'Месечен Просек'.A9:'Месечен Просек'.F12" chart:data-source-has-labels="both" svg:x="0.266cm" svg:y="0.133cm" svg:width="9.842cm" svg:height="6.429cm">
          <chartooo:coordinate-region svg:x="0.993cm" svg:y="0.332cm" svg:width="9.115cm" svg:height="5.583cm"/>
          <chart:axis chart:dimension="x" chart:name="primary-x" chart:style-name="ch4" chartooo:axis-type="auto">
            <chartooo:date-scale/>
            <chart:categories table:cell-range-address="'Месечен Просек'.B9:'Месечен Просек'.F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Месечен Просек'.B10:'Месечен Просек'.F10" chart:label-cell-address="'Месечен Просек'.A10:'Месечен Просек'.A10" chart:class="chart:bar">
            <chart:data-point chart:repeated="5"/>
          </chart:series>
          <chart:series chart:style-name="ch8" chart:values-cell-range-address="'Месечен Просек'.B11:'Месечен Просек'.F11" chart:label-cell-address="'Месечен Просек'.A11:'Месечен Просек'.A11" chart:class="chart:bar">
            <chart:data-point chart:repeated="5"/>
          </chart:series>
          <chart:series chart:style-name="ch9" chart:values-cell-range-address="'Месечен Просек'.B12:'Месечен Просек'.F12" chart:label-cell-address="'Месечен Просек'.A12:'Месечен Просек'.A12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9:'Месечен Просек'.F9</svg:desc>
                </draw:g>
              </table:table-cell>
              <table:table-cell office:value-type="string">
                <text:p>Недела 2</text:p>
              </table:table-cell>
              <table:table-cell office:value-type="string">
                <text:p>Недела 3</text:p>
              </table:table-cell>
              <table:table-cell office:value-type="string">
                <text:p>Недела 4</text:p>
              </table:table-cell>
              <table:table-cell office:value-type="string">
                <text:p>Вкупно</text:p>
              </table:table-cell>
            </table:table-row>
          </table:table-header-rows>
          <table:table-rows>
            <table:table-row>
              <table:table-cell office:value-type="string">
                <text:p>Јаглехидрати</text:p>
                <draw:g>
                  <svg:desc>'Месечен Просек'.A10:'Месечен Просек'.A10</svg:desc>
                </draw:g>
              </table:table-cell>
              <table:table-cell office:value-type="float" office:value="0">
                <text:p>0</text:p>
                <draw:g>
                  <svg:desc>'Месечен Просек'.B10:'Месечен Просек'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Масти</text:p>
                <draw:g>
                  <svg:desc>'Месечен Просек'.A11:'Месечен Просек'.A11</svg:desc>
                </draw:g>
              </table:table-cell>
              <table:table-cell office:value-type="float" office:value="0">
                <text:p>0</text:p>
                <draw:g>
                  <svg:desc>'Месечен Просек'.B11:'Месечен Просек'.F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теини</text:p>
                <draw:g>
                  <svg:desc>'Месечен Просек'.A12:'Месечен Просек'.A12</svg:desc>
                </draw:g>
              </table:table-cell>
              <table:table-cell office:value-type="float" office:value="0">
                <text:p>0</text:p>
                <draw:g>
                  <svg:desc>'Месечен Просек'.B12:'Месечен Просек'.F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21cm" svg:height="3.799cm" xlink:href=".." xlink:type="simple" chart:class="chart:bar" chart:style-name="ch1">
        <chart:legend chart:legend-position="end" svg:x="11.678cm" svg:y="1.351cm" style:legend-expansion="high" chart:style-name="ch2"/>
        <chart:plot-area chart:style-name="ch3" table:cell-range-address="'Месечен Просек'.A15:'Месечен Просек'.E15 'Месечен Просек'.A21:'Месечен Просек'.E22" chart:data-source-has-labels="both" svg:x="0.31cm" svg:y="-0.01cm" svg:width="10.763cm" svg:height="3.949cm">
          <chartooo:coordinate-region svg:x="1.037cm" svg:y="0.189cm" svg:width="10.036cm" svg:height="3.103cm"/>
          <chart:axis chart:dimension="x" chart:name="primary-x" chart:style-name="ch4" chartooo:axis-type="auto">
            <chartooo:date-scale/>
            <chart:categories table:cell-range-address="'Месечен Просек'.B15:'Месечен Просек'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Месечен Просек'.B21:'Месечен Просек'.E21" chart:label-cell-address="'Месечен Просек'.A21:'Месечен Просек'.A21" chart:class="chart:bar">
            <chart:data-point chart:repeated="4"/>
          </chart:series>
          <chart:series chart:style-name="ch8" chart:values-cell-range-address="'Месечен Просек'.B22:'Месечен Просек'.E22" chart:label-cell-address="'Месечен Просек'.A22:'Месечен Просек'.A2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15:'Месечен Просек'.E15</svg:desc>
                </draw:g>
              </table:table-cell>
              <table:table-cell office:value-type="string">
                <text:p>Недела2</text:p>
              </table:table-cell>
              <table:table-cell office:value-type="string">
                <text:p>Недела 3</text:p>
              </table:table-cell>
              <table:table-cell office:value-type="string">
                <text:p>Недела 4</text:p>
              </table:table-cell>
            </table:table-row>
          </table:table-header-rows>
          <table:table-rows>
            <table:table-row>
              <table:table-cell office:value-type="string">
                <text:p>Разлика</text:p>
                <draw:g>
                  <svg:desc>'Месечен Просек'.A21:'Месечен Просек'.A21</svg:desc>
                </draw:g>
              </table:table-cell>
              <table:table-cell office:value-type="float" office:value="0">
                <text:p>0</text:p>
                <draw:g>
                  <svg:desc>'Месечен Просек'.B21:'Месечен Просек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Вода (мл)</text:p>
                <draw:g>
                  <svg:desc>'Месечен Просек'.A22:'Месечен Просек'.A22</svg:desc>
                </draw:g>
              </table:table-cell>
              <table:table-cell office:value-type="float" office:value="NaN">
                <text:p>NaN</text:p>
                <draw:g>
                  <svg:desc>'Месечен Просек'.B22:'Месечен Просек'.E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79cm" svg:height="6.879cm" xlink:href=".." xlink:type="simple" chart:class="chart:line" chart:style-name="ch1">
        <chart:legend chart:legend-position="end" svg:x="10.182cm" svg:y="2.099cm" style:legend-expansion="custom" chartooo:width="2.96cm" chartooo:height="2.595cm" style:legend-expansion-aspect-ratio="1.14065510597303" chart:style-name="ch2"/>
        <chart:plot-area chart:style-name="ch3" table:cell-range-address="'Месечен Просек'.A15:'Месечен Просек'.E17 'Месечен Просек'.A23:'Месечен Просек'.E23" chart:data-source-has-labels="both" svg:x="0.267cm" svg:y="0.137cm" svg:width="9.675cm" svg:height="6.605cm">
          <chartooo:coordinate-region svg:x="1.021cm" svg:y="0.336cm" svg:width="8.165cm" svg:height="5.759cm"/>
          <chart:axis chart:dimension="x" chart:name="primary-x" chart:style-name="ch4" chartooo:axis-type="auto">
            <chartooo:date-scale/>
            <chart:categories table:cell-range-address="'Месечен Просек'.B15:'Месечен Просек'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Месечен Просек'.B16:'Месечен Просек'.E16" chart:label-cell-address="'Месечен Просек'.A16:'Месечен Просек'.A16" chart:class="chart:line">
            <chart:data-point chart:repeated="4"/>
          </chart:series>
          <chart:series chart:style-name="ch7" chart:values-cell-range-address="'Месечен Просек'.B17:'Месечен Просек'.E17" chart:label-cell-address="'Месечен Просек'.A17:'Месечен Просек'.A17" chart:class="chart:line">
            <chart:data-point chart:repeated="4"/>
          </chart:series>
          <chart:series chart:style-name="ch8" chart:values-cell-range-address="'Месечен Просек'.B23:'Месечен Просек'.E23" chart:label-cell-address="'Месечен Просек'.A23:'Месечен Просек'.A2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дела 1</text:p>
                <draw:g>
                  <svg:desc>'Месечен Просек'.B15:'Месечен Просек'.E15</svg:desc>
                </draw:g>
              </table:table-cell>
              <table:table-cell office:value-type="string">
                <text:p>Недела2</text:p>
              </table:table-cell>
              <table:table-cell office:value-type="string">
                <text:p>Недела 3</text:p>
              </table:table-cell>
              <table:table-cell office:value-type="string">
                <text:p>Недела 4</text:p>
              </table:table-cell>
            </table:table-row>
          </table:table-header-rows>
          <table:table-rows>
            <table:table-row>
              <table:table-cell office:value-type="string">
                <text:p>BMI инд</text:p>
                <draw:g>
                  <svg:desc>'Месечен Просек'.A16:'Месечен Просек'.A16</svg:desc>
                </draw:g>
              </table:table-cell>
              <table:table-cell office:value-type="float" office:value="NaN">
                <text:p>NaN</text:p>
                <draw:g>
                  <svg:desc>'Месечен Просек'.B16:'Месечен Просек'.E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F инд</text:p>
                <draw:g>
                  <svg:desc>'Месечен Просек'.A17:'Месечен Просек'.A17</svg:desc>
                </draw:g>
              </table:table-cell>
              <table:table-cell office:value-type="float" office:value="NaN">
                <text:p>NaN</text:p>
                <draw:g>
                  <svg:desc>'Месечен Просек'.B17:'Месечен Просек'.E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илажа (кг)</text:p>
                <draw:g>
                  <svg:desc>'Месечен Просек'.A23:'Месечен Просек'.A23</svg:desc>
                </draw:g>
              </table:table-cell>
              <table:table-cell office:value-type="float" office:value="NaN">
                <text:p>NaN</text:p>
                <draw:g>
                  <svg:desc>'Месечен Просек'.B23:'Месечен Просек'.E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8cm" svg:height="6.668cm" xlink:href=".." xlink:type="simple" chart:class="chart:bar" chart:row-mapping="1 0" chart:style-name="ch1">
        <chart:legend chart:legend-position="end" svg:x="14.32cm" svg:y="0.847cm" style:legend-expansion="custom" chartooo:width="3.327cm" chartooo:height="4.083cm" style:legend-expansion-aspect-ratio="0.814842027920647" chart:style-name="ch2"/>
        <chart:plot-area chart:style-name="ch3" table:cell-range-address="Sheet1.A30:Sheet1.H31 Sheet1.B24:Sheet1.H24" chart:data-source-has-labels="both" svg:x="0.352cm" svg:y="0.133cm" svg:width="14.601cm" svg:height="6.402cm">
          <chartooo:coordinate-region svg:x="1.079cm" svg:y="0.332cm" svg:width="13.874cm" svg:height="5.556cm"/>
          <chart:axis chart:dimension="x" chart:name="primary-x" chart:style-name="ch4" chartooo:axis-type="auto">
            <chartooo:date-scale/>
            <chart:categories table:cell-range-address="Sheet1.B24:Sheet1.H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H31" chart:label-cell-address="Sheet1.A31:Sheet1.A31" chart:class="chart:bar">
            <chart:data-point chart:repeated="7"/>
          </chart:series>
          <chart:series chart:style-name="ch8" chart:values-cell-range-address="Sheet1.B30:Sheet1.H30" chart:label-cell-address="Sheet1.A30:Sheet1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Sheet1.B24:Sheet1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ода (мл)</text:p>
                <draw:g>
                  <svg:desc>Sheet1.A31:Sheet1.A31</svg:desc>
                </draw:g>
              </table:table-cell>
              <table:table-cell office:value-type="float" office:value="NaN">
                <text:p>NaN</text:p>
                <draw:g>
                  <svg:desc>Sheet1.B31:Sheet1.H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азлика</text:p>
                <draw:g>
                  <svg:desc>Sheet1.A30:Sheet1.A30</svg:desc>
                </draw:g>
              </table:table-cell>
              <table:table-cell office:value-type="float" office:value="0">
                <text:p>0</text:p>
                <draw:g>
                  <svg:desc>Sheet1.B30:Sheet1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1cm" svg:height="6.219cm" xlink:href=".." xlink:type="simple" chart:class="chart:bar" chart:style-name="ch1">
        <chart:legend chart:legend-position="end" svg:x="5.782cm" svg:y="0.917cm" style:legend-expansion="custom" chartooo:width="1.811cm" chartooo:height="4.125cm" style:legend-expansion-aspect-ratio="0.439030303030303" chart:style-name="ch2"/>
        <chart:plot-area chart:style-name="ch3" table:cell-range-address="Sheet1.B35:Sheet1.H35 Sheet1.A39:Sheet1.H39" chart:data-source-has-labels="both" svg:x="0.156cm" svg:y="0.124cm" svg:width="5.711cm" svg:height="5.971cm">
          <chartooo:coordinate-region svg:x="0.777cm" svg:y="0.323cm" svg:width="5.09cm" svg:height="5.125cm"/>
          <chart:axis chart:dimension="x" chart:name="primary-x" chart:style-name="ch4" chartooo:axis-type="auto">
            <chartooo:date-scale/>
            <chart:categories table:cell-range-address="Sheet1.B35:Sheet1.H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9:Sheet1.H39" chart:label-cell-address="Sheet1.A39:Sheet1.A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Sheet1.B35:Sheet1.H35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 без оброк</text:p>
                <draw:g>
                  <svg:desc>Sheet1.A39:Sheet1.A39</svg:desc>
                </draw:g>
              </table:table-cell>
              <table:table-cell office:value-type="float" office:value="NaN">
                <text:p>NaN</text:p>
                <draw:g>
                  <svg:desc>Sheet1.B39:Sheet1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56cm" svg:height="6.681cm" xlink:href=".." xlink:type="simple" chart:class="chart:line" chart:row-mapping="1 0 2" chart:style-name="ch1">
        <chart:legend chart:legend-position="end" svg:x="12.686cm" svg:y="2.543cm" style:legend-expansion="high" chart:style-name="ch2"/>
        <chart:plot-area chart:style-name="ch3" table:cell-range-address="Sheet1.A25:Sheet1.A26 Sheet1.B24:Sheet1.H26 Sheet1.A32:Sheet1.H32" chart:data-source-has-labels="both" svg:x="0.317cm" svg:y="0.133cm" svg:width="12.052cm" svg:height="6.415cm">
          <chartooo:coordinate-region svg:x="0.753cm" svg:y="0.333cm" svg:width="11.112cm" svg:height="5.568cm"/>
          <chart:axis chart:dimension="x" chart:name="primary-x" chart:style-name="ch4" chartooo:axis-type="auto">
            <chartooo:date-scale/>
            <chart:categories table:cell-range-address="Sheet1.B24:Sheet1.H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6:Sheet1.H26" chart:label-cell-address="Sheet1.A26:Sheet1.A26" chart:class="chart:line">
            <chart:data-point chart:repeated="7"/>
          </chart:series>
          <chart:series chart:style-name="ch7" chart:values-cell-range-address="Sheet1.B25:Sheet1.H25" chart:label-cell-address="Sheet1.A25:Sheet1.A25" chart:class="chart:line">
            <chart:data-point chart:repeated="7"/>
          </chart:series>
          <chart:series chart:style-name="ch8" chart:values-cell-range-address="Sheet1.B32:Sheet1.H32" chart:label-cell-address="Sheet1.A32:Sheet1.A3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Sheet1.B24:Sheet1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BF инд</text:p>
                <draw:g>
                  <svg:desc>Sheet1.A26:Sheet1.A26</svg:desc>
                </draw:g>
              </table:table-cell>
              <table:table-cell office:value-type="float" office:value="NaN">
                <text:p>NaN</text:p>
                <draw:g>
                  <svg:desc>Sheet1.B26:Sheet1.H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MI инд</text:p>
                <draw:g>
                  <svg:desc>Sheet1.A25:Sheet1.A25</svg:desc>
                </draw:g>
              </table:table-cell>
              <table:table-cell office:value-type="float" office:value="NaN">
                <text:p>NaN</text:p>
                <draw:g>
                  <svg:desc>Sheet1.B25:Sheet1.H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Килажа (кг)</text:p>
                <draw:g>
                  <svg:desc>Sheet1.A32:Sheet1.A32</svg:desc>
                </draw:g>
              </table:table-cell>
              <table:table-cell office:value-type="float" office:value="NaN">
                <text:p>NaN</text:p>
                <draw:g>
                  <svg:desc>Sheet1.B32:Sheet1.H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6cm" svg:height="5.848cm" xlink:href=".." xlink:type="simple" chart:class="chart:bar" chart:style-name="ch1">
        <chart:legend chart:legend-position="end" svg:x="6.217cm" svg:y="2.127cm" style:legend-expansion="high" chart:style-name="ch2"/>
        <chart:plot-area chart:style-name="ch3" table:cell-range-address="'Недела 2'.A12:'Недела 2'.H15" chart:data-source-has-labels="both" svg:x="0.312cm" svg:y="0.297cm" svg:width="5.256cm" svg:height="4.839cm">
          <chartooo:coordinate-region svg:x="0.933cm" svg:y="0.496cm" svg:width="4.635cm" svg:height="3.993cm"/>
          <chart:axis chart:dimension="x" chart:name="primary-x" chart:style-name="ch4" chartooo:axis-type="auto">
            <chartooo:date-scale/>
            <chart:categories table:cell-range-address="'Недела 2'.B12:'Недела 2'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13:'Недела 2'.H13" chart:label-cell-address="'Недела 2'.A13:'Недела 2'.A13" chart:class="chart:bar">
            <chart:data-point chart:repeated="7"/>
          </chart:series>
          <chart:series chart:style-name="ch8" chart:values-cell-range-address="'Недела 2'.B14:'Недела 2'.H14" chart:label-cell-address="'Недела 2'.A14:'Недела 2'.A14" chart:class="chart:bar">
            <chart:data-point chart:repeated="7"/>
          </chart:series>
          <chart:series chart:style-name="ch9" chart:values-cell-range-address="'Недела 2'.B15:'Недела 2'.H15" chart:label-cell-address="'Недела 2'.A15:'Недела 2'.A15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12:'Недела 2'.H12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Појадок</text:p>
                <draw:g>
                  <svg:desc>'Недела 2'.A13:'Недела 2'.A13</svg:desc>
                </draw:g>
              </table:table-cell>
              <table:table-cell office:value-type="float" office:value="NaN">
                <text:p>NaN</text:p>
                <draw:g>
                  <svg:desc>'Недела 2'.B13:'Недела 2'.H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учек</text:p>
                <draw:g>
                  <svg:desc>'Недела 2'.A14:'Недела 2'.A14</svg:desc>
                </draw:g>
              </table:table-cell>
              <table:table-cell office:value-type="float" office:value="NaN">
                <text:p>NaN</text:p>
                <draw:g>
                  <svg:desc>'Недела 2'.B14:'Недела 2'.H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Вечера</text:p>
                <draw:g>
                  <svg:desc>'Недела 2'.A15:'Недела 2'.A15</svg:desc>
                </draw:g>
              </table:table-cell>
              <table:table-cell office:value-type="float" office:value="NaN">
                <text:p>NaN</text:p>
                <draw:g>
                  <svg:desc>'Недела 2'.B15:'Недела 2'.H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4cm" svg:height="8.181cm" xlink:href=".." xlink:type="simple" chart:class="chart:circle" chart:style-name="ch1">
        <chart:legend chart:legend-position="end" svg:x="6.663cm" svg:y="3.293cm" style:legend-expansion="high" chart:style-name="ch2"/>
        <chart:plot-area chart:style-name="ch3" table:cell-range-address="'Недела 2'.A19:'Недела 2'.A21 'Недела 2'.I18:'Недела 2'.I21" chart:data-source-has-labels="both" svg:x="0.192cm" svg:y="0.163cm" svg:width="6.279cm" svg:height="7.855cm">
          <chartooo:coordinate-region svg:x="0.192cm" svg:y="0.951cm" svg:width="6.279cm" svg:height="6.279cm"/>
          <chart:axis chart:dimension="x" chart:name="primary-x" chart:style-name="ch4" chartooo:axis-type="auto">
            <chartooo:date-scale/>
            <chart:categories table:cell-range-address="'Недела 2'.A19:'Недела 2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I19:'Недела 2'.I21" chart:label-cell-address="'Недела 2'.I18:'Недела 2'.I18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купно</text:p>
                <draw:g>
                  <svg:desc>'Недела 2'.I18:'Недела 2'.I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Јаглехидрати</text:p>
                <draw:g>
                  <svg:desc>'Недела 2'.A19:'Недела 2'.A21</svg:desc>
                </draw:g>
              </table:table-cell>
              <table:table-cell office:value-type="float" office:value="0">
                <text:p>0</text:p>
                <draw:g>
                  <svg:desc>'Недела 2'.I19:'Недела 2'.I21</svg:desc>
                </draw:g>
              </table:table-cell>
            </table:table-row>
            <table:table-row>
              <table:table-cell office:value-type="string">
                <text:p>Масти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Протеини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48cm" svg:height="6.668cm" xlink:href=".." xlink:type="simple" chart:class="chart:bar" chart:style-name="ch1">
        <chart:legend chart:legend-position="end" svg:x="14.319cm" svg:y="0.846cm" style:legend-expansion="custom" chartooo:width="3.327cm" chartooo:height="4.083cm" style:legend-expansion-aspect-ratio="0.814842027920647" chart:style-name="ch2"/>
        <chart:plot-area chart:style-name="ch3" table:cell-range-address="'Недела 2'.B24:'Недела 2'.H24 'Недела 2'.A30:'Недела 2'.H31" chart:data-source-has-labels="both" svg:x="0.352cm" svg:y="0.133cm" svg:width="14.601cm" svg:height="6.402cm">
          <chartooo:coordinate-region svg:x="1.079cm" svg:y="0.332cm" svg:width="13.874cm" svg:height="5.556cm"/>
          <chart:axis chart:dimension="x" chart:name="primary-x" chart:style-name="ch4" chartooo:axis-type="auto">
            <chartooo:date-scale/>
            <chart:categories table:cell-range-address="'Недела 2'.B24:'Недела 2'.H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31:'Недела 2'.H31" chart:label-cell-address="'Недела 2'.A31:'Недела 2'.A31" chart:class="chart:bar">
            <chart:data-point chart:repeated="7"/>
          </chart:series>
          <chart:series chart:style-name="ch8" chart:values-cell-range-address="'Недела 2'.B30:'Недела 2'.H30" chart:label-cell-address="'Недела 2'.A30:'Недела 2'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24:'Недела 2'.H24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ода (мл)</text:p>
                <draw:g>
                  <svg:desc>'Недела 2'.A31:'Недела 2'.A31</svg:desc>
                </draw:g>
              </table:table-cell>
              <table:table-cell office:value-type="float" office:value="NaN">
                <text:p>NaN</text:p>
                <draw:g>
                  <svg:desc>'Недела 2'.B31:'Недела 2'.H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Разлика</text:p>
                <draw:g>
                  <svg:desc>'Недела 2'.A30:'Недела 2'.A30</svg:desc>
                </draw:g>
              </table:table-cell>
              <table:table-cell office:value-type="float" office:value="0">
                <text:p>0</text:p>
                <draw:g>
                  <svg:desc>'Недела 2'.B30:'Недела 2'.H3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1cm" svg:height="6.219cm" xlink:href=".." xlink:type="simple" chart:class="chart:bar" chart:style-name="ch1">
        <chart:legend chart:legend-position="end" svg:x="5.782cm" svg:y="0.917cm" style:legend-expansion="custom" chartooo:width="1.811cm" chartooo:height="4.125cm" style:legend-expansion-aspect-ratio="0.439030303030303" chart:style-name="ch2"/>
        <chart:plot-area chart:style-name="ch3" table:cell-range-address="'Недела 2'.B35:'Недела 2'.H35 'Недела 2'.A39:'Недела 2'.H39" chart:data-source-has-labels="both" svg:x="0.156cm" svg:y="0.124cm" svg:width="5.711cm" svg:height="5.971cm">
          <chartooo:coordinate-region svg:x="0.777cm" svg:y="0.323cm" svg:width="5.09cm" svg:height="5.125cm"/>
          <chart:axis chart:dimension="x" chart:name="primary-x" chart:style-name="ch4" chartooo:axis-type="auto">
            <chartooo:date-scale/>
            <chart:categories table:cell-range-address="'Недела 2'.B35:'Недела 2'.H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Недела 2'.B39:'Недела 2'.H39" chart:label-cell-address="'Недела 2'.A39:'Недела 2'.A3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он</text:p>
                <draw:g>
                  <svg:desc>'Недела 2'.B35:'Недела 2'.H35</svg:desc>
                </draw:g>
              </table:table-cell>
              <table:table-cell office:value-type="string">
                <text:p>Вто</text:p>
              </table:table-cell>
              <table:table-cell office:value-type="string">
                <text:p>Сре</text:p>
              </table:table-cell>
              <table:table-cell office:value-type="string">
                <text:p>Чет</text:p>
              </table:table-cell>
              <table:table-cell office:value-type="string">
                <text:p>Пет</text:p>
              </table:table-cell>
              <table:table-cell office:value-type="string">
                <text:p>Саб</text:p>
              </table:table-cell>
              <table:table-cell office:value-type="string">
                <text:p>Нед</text:p>
              </table:table-cell>
            </table:table-row>
          </table:table-header-rows>
          <table:table-rows>
            <table:table-row>
              <table:table-cell office:value-type="string">
                <text:p>Време без оброк</text:p>
                <draw:g>
                  <svg:desc>'Недела 2'.A39:'Недела 2'.A39</svg:desc>
                </draw:g>
              </table:table-cell>
              <table:table-cell office:value-type="float" office:value="NaN">
                <text:p>NaN</text:p>
                <draw:g>
                  <svg:desc>'Недела 2'.B39:'Недела 2'.H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